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4.png"/>
  <manifest:file-entry manifest:media-type="image/png" manifest:full-path="Pictures/image3.png"/>
  <manifest:file-entry manifest:media-type="image/png" manifest:full-path="Pictures/image2.png"/>
  <manifest:file-entry manifest:media-type="application/octet-stream" manifest:full-path="Object 1"/>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family="宋体"/>
    </style:style>
    <style:style style:name="T6" style:family="text">
      <style:text-properties fo:font-family="宋体" fo:font-size="20.000000000000000pt"/>
    </style:style>
    <style:style style:name="T7" style:family="text">
      <style:text-properties fo:font-size="10.000000000000000pt"/>
    </style:style>
    <style:style style:name="T8" style:family="text">
      <style:text-properties fo:font-weight="normal"/>
    </style:style>
    <style:style style:name="T9" style:family="text">
      <style:text-properties fo:background-color="#1ce29c" fo:font-size="9.000000000000000pt"/>
    </style:style>
    <style:style style:name="T10" style:family="text">
      <style:text-properties fo:font-size="9.000000000000000pt"/>
    </style:style>
    <style:style style:name="T11" style:family="text">
      <style:text-properties fo:font-size="7.000000000000000pt"/>
    </style:style>
    <style:style style:name="T12" style:family="text">
      <style:text-properties fo:font-family="仿宋"/>
    </style:style>
    <style:style style:name="T13" style:family="text">
      <style:text-properties fo:font-family="仿宋" style:text-underline-style="solid" style:text-underline-type="single"/>
    </style:style>
    <style:style style:name="T14" style:family="text">
      <style:text-properties fo:background-color="transparent" fo:color="#55aa00"/>
    </style:style>
    <style:style style:name="T15" style:family="text">
      <style:text-properties fo:font-family="仿宋" fo:font-size="12.000000000000000pt"/>
    </style:style>
    <style:style style:name="T16" style:family="text">
      <style:text-properties fo:font-family="Sans" fo:font-size="9.000000000000000pt"/>
    </style:style>
    <style:style style:name="T17" style:family="text">
      <style:text-properties fo:font-family="仿宋" fo:font-size="11.000000000000000pt"/>
    </style:style>
    <style:style style:name="T18" style:family="text">
      <style:text-properties fo:font-family="仿宋" fo:font-size="10.000000000000000pt"/>
    </style:style>
    <style:style style:name="T19" style:family="text">
      <style:text-properties fo:font-size="10.000000000000000pt" fo:font-weight="normal"/>
    </style:style>
    <style:style style:name="T20"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Head_201" style:family="paragraph">
      <style:text-properties fo:color="#000000" fo:font-family="Sans Serif"/>
    </style:style>
    <style:style style:name="P5" style:parent-style-name="Standard" style:family="paragraph">
      <style:text-properties fo:color="#000000" fo:font-family="Sans Serif"/>
    </style:style>
    <style:style style:name="P6" style:family="paragraph"/>
    <style:style style:name="P7" style:parent-style-name="Head_201" style:family="paragraph">
      <style:text-properties fo:color="#000000" fo:font-family="Sans Serif" fo:font-size="12.000000000000000pt"/>
    </style:style>
    <style:style style:name="P8" style:parent-style-name="Standard" style:family="paragraph">
      <style:paragraph-properties fo:break-before="page"/>
      <style:text-properties fo:color="#000000" fo:font-family="Sans Serif"/>
    </style:style>
    <style:style style:name="P9" style:parent-style-name="Standard" style:family="paragraph">
      <style:paragraph-properties fo:text-align="left"/>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Standard" style:family="paragraph">
      <style:text-properties fo:color="#000000" fo:font-family="宋体" fo:font-size="9.000000000000000pt"/>
    </style:style>
    <style:style style:name="P13" style:parent-style-name="Standard" style:family="paragraph">
      <style:paragraph-properties fo:break-before="page"/>
      <style:text-properties fo:color="#000000" fo:font-family="宋体" fo:font-size="9.000000000000000pt"/>
    </style:style>
    <style:style style:name="P14" style:parent-style-name="Head_203" style:family="paragraph">
      <style:text-properties fo:color="#000000" fo:font-family="Sans Serif"/>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fill="none" draw:stroke="none" fo:margin="0.000000000000000pt" style:flow-with-text="true" style:horizontal-pos="from-left" style:horizontal-rel="page" style:vertical-pos="from-top" style:vertical-rel="page" style:wrap="biggest" style:wrap-contour="true" style:wrap-contour-mode="outside" style:wrap-dynamic-threshold="0.000000000000000pt"/>
    </style:style>
    <style:style style:name="gr3"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h text:outline-level="1" text:style-name="P4">编译</text:h>
      <text:p text:style-name="P5"><text:span text:style-name="T5">在使用自动编译过程中显示utf8 字符路径 :shellpower : <text:s text:c="2"/>--&gt; utf8</text:span></text:p>
      <text:p text:style-name="P5"/>
      <text:p text:style-name="P5"/>
      <text:p text:style-name="P5"><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6">序号</text:p>
          </table:table-cell>
          <table:table-cell table:style-name="Table1.B1">
            <text:p text:style-name="P6">时间</text:p>
          </table:table-cell>
          <table:table-cell table:style-name="Table1.B1">
            <text:p text:style-name="P6">问题描述内容</text:p>
          </table:table-cell>
          <table:table-cell table:style-name="Table1.B1">
            <text:p text:style-name="P6">解决方式</text:p>
          </table:table-cell>
          <table:table-cell table:style-name="Table1.B1">
            <text:p text:style-name="P6">记录</text:p>
          </table:table-cell>
          <table:table-cell table:style-name="Table1.B1">
            <text:p text:style-name="P6">备注</text:p>
          </table:table-cell>
          <table:table-cell table:style-name="Table1.B1">
            <text:p text:style-name="P6">？</text:p>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style-name="Table1.5">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
      <text:p text:style-name="P6"/>
      <text:p text:style-name="P5"/>
      <text:p text:style-name="P5"/>
      <text:p text:style-name="P5"/>
      <text:p text:style-name="P5"/>
      <text:p text:style-name="P5"/>
      <text:p text:style-name="P5"/>
      <text:p text:style-name="P5"/>
      <text:p text:style-name="P5"/>
      <text:p text:style-name="P5"/>
      <text:p text:style-name="P5"/>
      <text:p text:style-name="P5"/>
      <text:h text:outline-level="1" text:style-name="P7"><text:span text:style-name="T6">需求</text:span></text:h>
      <text:p text:style-name="P5"><text:span text:style-name="T5">浮动工具集合箱需要参考libreoffice，只保留或者支持记忆工具的显示隐藏</text:span></text:p>
      <text:p text:style-name="P5"/>
      <text:p text:style-name="P5"><draw:frame draw:style-name="gr2" xml:id="shape-2" draw:id="shape-2" draw:z-index="1" svg:width="471.11357712251pt" svg:height="255.18652094136pt" text:anchor-type="as-char"><draw:image xlink:href="Object 1" xlink:type="simple" xlink:show="embed" xlink:actuate="onLoad"/></draw:frame></text:p>
      <text:p text:style-name="P8"/>
      <text:h text:outline-level="1" text:style-name="P4"><text:span text:style-name="T5"><text:bookmark text:name="代码框架|outline1"/>代码框架</text:span></text:h>
      <text:p text:style-name="P5"><text:span text:style-name="T7">docx文档的结构图</text:span></text:p>
      <text:p text:style-name="P9"><draw:frame draw:style-name="gr3" xml:id="shape-3" draw:id="shape-3" draw:z-index="0" svg:width="124.13625078741pt" svg:height="99.30900062993pt" text:anchor-type="as-char"><draw:image xlink:type="simple" xlink:show="embed" xlink:actuate="onLoad" xlink:href="Pictures/image2.png"/></draw:frame><draw:frame draw:style-name="gr3" xml:id="shape-4" draw:id="shape-4" draw:z-index="0" svg:width="120.21944997430pt" svg:height="99.31588196174pt" text:anchor-type="as-char"><draw:image xlink:type="simple" xlink:show="embed" xlink:actuate="onLoad" xlink:href="Pictures/image3.png"/></draw:frame></text:p>
      <text:p text:style-name="P5"><draw:frame draw:style-name="gr3" xml:id="shape-5" draw:id="shape-5" draw:z-index="0" svg:width="219.19541712616pt" svg:height="193.80280473669pt" text:anchor-type="as-char"><draw:image xlink:type="simple" xlink:show="embed" xlink:actuate="onLoad" xlink:href="Pictures/image4.png"/></draw:frame></text:p>
      <text:p text:style-name="P5"/>
      <text:p text:style-name="P5"/>
      <text:p text:style-name="P5"/>
      <text:p text:style-name="P5"><text:span text:style-name="T5">过程中代码记录要点：</text:span></text:p>
      <text:p text:style-name="P5"><text:span text:style-name="T5">界面说明：</text:span></text:p>
      <text:p text:style-name="P5"/>
      <text:p text:style-name="P5"><text:span text:style-name="T5">KoOpenPane是 Open Existing Document 界面</text:span></text:p>
      <text:p text:style-name="P5"><text:span text:style-name="T5">KoDetailsPane是显示最近打开文件+打开这个文档 ：的界面</text:span></text:p>
      <text:p text:style-name="P5"><text:span text:style-name="T5">class KoRecentDocumentsPane : public KoDetailsPane 是KoDetailsPane 具体的动作实现类</text:span></text:p>
      <text:p text:style-name="P5"><text:span text:style-name="T5">KoRecentDocumentsPane.h {static const int MAX_RECENTFILES_ENTRIES = 20;//recent files }</text:span></text:p>
      <text:p text:style-name="P5"/>
      <text:p text:style-name="P5"/>
      <text:p text:style-name="P5"><text:span text:style-name="T5">对象创建过程：</text:span></text:p>
      <text:p text:style-name="P5"/>
      <text:p text:style-name="P5"><text:span text:style-name="T5">创建 KoPart过程</text:span></text:p>
      <text:p text:style-name="P5"><text:span text:style-name="T5">bool KoApplication::start()</text:span></text:p>
      <text:p text:style-name="P5"><text:span text:style-name="T5">---&gt; KoPart *part = entry.createKoPart(&amp;errorMsg);</text:span></text:p>
      <text:p text:style-name="P5"><text:span text:style-name="T5">---&gt; KoPart *KoDocumentEntry::createKoPart(QString* errorMsg) const</text:span></text:p>
      <text:p text:style-name="P5"><text:span text:style-name="T5">---&gt; QObject* KWFactory::create( 中创建 KoPart</text:span></text:p>
      <text:p text:style-name="P5"><text:span text:style-name="T5">同时释放采用延后释放： 在 void KoPart::deleteOpenPane(bool closing)---&gt; ：d-&gt;startUpWidget-&gt;hide(); <text:s text:c="4"/>d-&gt;startUpWidget-&gt;deleteLater();</text:span></text:p>
      <text:p text:style-name="P5"/>
      <text:p text:style-name="P5"/>
      <text:p text:style-name="P5"><text:span text:style-name="T5">KoOpenPane KoRecentDocumentsPane 创建过程 【KoPart 中】</text:span></text:p>
      <text:p text:style-name="P5"><text:span text:style-name="T5">创建过程 ：KoPart::showStartUpWidget--》创建 <text:s/>KoOpenPane ，在KoOpenPane::initRecentDocs()中 创建KoRecentDocumentsPane</text:span></text:p>
      <text:p text:style-name="P5"><text:span text:style-name="T5">{</text:span></text:p>
      <text:p text:style-name="P5"><text:span text:style-name="T5">在 void KoPart::showStartUpWidget(KoMainWindow *mainWindow, bool alwaysShow) 中</text:span></text:p>
      <text:p text:style-name="P5"><text:span text:style-name="T5">创建 d-&gt;startUpWidget = createOpenPane(mainWindow, d-&gt;templatesResourcePath);</text:span></text:p>
      <text:p text:style-name="P5"><text:span text:style-name="T5">在</text:span></text:p>
      <text:p text:style-name="P5"><text:span text:style-name="T5">KoOpenPane *KoPart::createOpenPane(QWidget *parent, const QString&amp; templatesResourcePath) 中</text:span></text:p>
      <text:p text:style-name="P5"><text:span text:style-name="T5">创建KoOpenPane <text:s/>KoOpenPane *openPane = new KoOpenPane(parent, mimeFilter, templatesResourcePath);</text:span></text:p>
      <text:p text:style-name="P5"/>
      <text:p text:style-name="P5"/>
      <text:p text:style-name="P5"><text:span text:style-name="T5">void KoOpenPane::initRecentDocs()</text:span></text:p>
      <text:p text:style-name="P5"><text:span text:style-name="T5">{</text:span></text:p>
      <text:p text:style-name="P5"><text:span text:style-name="T5"><text:s/>KoRecentDocumentsPane* recentDocPane = new KoRecentDocumentsPane(this, header);</text:span></text:p>
      <text:p text:style-name="P5"><text:span text:style-name="T5">}</text:span></text:p>
      <text:p text:style-name="P5"/>
      <text:p text:style-name="P5"><text:span text:style-name="T5">}</text:span></text:p>
      <text:p text:style-name="P5"/>
      <text:p text:style-name="P5"><text:span text:style-name="T5">所有插件通过KoPluginLoader::load(...) 来添加的</text:span></text:p>
      <text:p text:style-name="P5"><text:span text:style-name="T5">例如：</text:span></text:p>
      <text:p text:style-name="P5"><text:span text:style-name="T5">void KoDockRegistry::init()</text:span></text:p>
      <text:p text:style-name="P5"><text:span text:style-name="T5">{</text:span></text:p>
      <text:p text:style-name="P5"><text:span text:style-name="T5"><text:s text:c="4"/>KoPluginLoader::PluginsConfig config;</text:span></text:p>
      <text:p text:style-name="P5"><text:span text:style-name="T5"><text:s text:c="4"/>config.whiteList = "DockerPlugins";</text:span></text:p>
      <text:p text:style-name="P5"><text:span text:style-name="T5"><text:s text:c="4"/>config.blacklist = "DockerPluginsDisabled";</text:span></text:p>
      <text:p text:style-name="P5"><text:span text:style-name="T5"><text:s text:c="4"/>config.group = "calligra";</text:span></text:p>
      <text:p text:style-name="P5"><text:span text:style-name="T5"><text:s text:c="4"/>KoPluginLoader::load(QStringLiteral("calligra/dockers"), config);</text:span></text:p>
      <text:p text:style-name="P5"><text:span text:style-name="T5">}</text:span></text:p>
      <text:p text:style-name="P5"/>
      <text:p text:style-name="P5"/>
      <text:p text:style-name="P5"><text:span text:style-name="T5">////----------当前的激活得到窗体 <text:s/>-----------------</text:span></text:p>
      <text:p text:style-name="P5"><text:span text:style-name="T5">KoView *KoMainWindow::rootView() const</text:span></text:p>
      <text:p text:style-name="P5"><text:span text:style-name="T5">{</text:span></text:p>
      <text:p text:style-name="P5"><text:span text:style-name="T5"><text:s text:c="4"/>if (d-&gt;rootViews.indexOf(d-&gt;activeView) != -1)</text:span></text:p>
      <text:p text:style-name="P5"><text:span text:style-name="T5"><text:s text:c="4"/>{</text:span></text:p>
      <text:p text:style-name="P5"><text:span text:style-name="T5"><text:s text:c="8"/>return d-&gt;activeView;</text:span></text:p>
      <text:p text:style-name="P5"><text:span text:style-name="T5"><text:s text:c="4"/>}</text:span></text:p>
      <text:p text:style-name="P5"><text:span text:style-name="T5"><text:s text:c="4"/>return d-&gt;rootViews.empty() ? nullptr : d-&gt;rootViews.first();</text:span></text:p>
      <text:p text:style-name="P5"><text:span text:style-name="T5">}</text:span></text:p>
      <text:p text:style-name="P5"><text:span text:style-name="T5">///----------------------------------------------------</text:span></text:p>
      <text:p text:style-name="P5"/>
      <text:p text:style-name="P5"><text:span text:style-name="T5">///------------dockers 中 shape properties 对应的组件 class ShapePropertiesDocker : public QDockWidget, public KoCanvasObserverBase</text:span></text:p>
      <text:p text:style-name="P5"><text:span text:style-name="T5">显示时无法调整组件所在窗体</text:span></text:p>
      <text:p text:style-name="P5"/>
      <text:p text:style-name="P6"/>
      <text:p text:style-name="P5"><text:span text:style-name="T5">##-----------------$$ 修改右侧的工具内容显示方式：--------------------------------------------------------------</text:span></text:p>
      <text:p text:style-name="P5"><text:span text:style-name="T5">能够显示或者隐藏，有一个竖形线显示（参考libreoffice）</text:span></text:p>
      <text:p text:style-name="P5"/>
      <text:p text:style-name="P5"><text:span text:style-name="T5">目前 判断 整个面板容器是KoModeBoxDocker，需求对这个容器进行显示或者隐藏</text:span></text:p>
      <text:p text:style-name="P5"><text:span text:style-name="T5">通过KoModeBox（目前定义的名称 为main tool）嵌入 容器KoModeBoxDocker 中</text:span></text:p>
      <text:p text:style-name="P5"><text:span text:style-name="T5">KoModeBoxDocker::KoModeBoxDocker(KoModeBox *modeBox)</text:span></text:p>
      <text:p text:style-name="P5"><text:span text:style-name="T5"><text:s text:c="4"/>: m_modeBox(modeBox)</text:span></text:p>
      <text:p text:style-name="P5"><text:span text:style-name="T5">{</text:span></text:p>
      <text:p text:style-name="P5"><text:span text:style-name="T5"><text:s text:c="4"/>setWidget(modeBox);</text:span></text:p>
      <text:p text:style-name="P5"><text:span text:style-name="T5">// <text:s text:c="3"/>setFeatures(QDockWidget::DockWidgetMovable | QDockWidget::DockWidgetFloatable);</text:span></text:p>
      <text:p text:style-name="P5"><text:span text:style-name="T5"><text:s text:c="4"/>setFeatures(AllDockWidgetFeatures);</text:span></text:p>
      <text:p text:style-name="P5"><text:span text:style-name="T5"><text:s text:c="4"/>setWindowTitle("MainTool");//openword20210531</text:span></text:p>
      <text:p text:style-name="P5"><text:span text:style-name="T5"><text:s text:c="4"/>setObjectName("ModeBox");</text:span></text:p>
      <text:p text:style-name="P5"/>
      <text:p text:style-name="P5"><text:span text:style-name="T5"><text:s text:c="4"/>connect(this, SIGNAL(dockLocationChanged(Qt::DockWidgetArea)), this, SLOT(locationChanged(Qt::DockWidgetArea)));</text:span></text:p>
      <text:p text:style-name="P5"><text:span text:style-name="T5">}</text:span></text:p>
      <text:p text:style-name="P5"/>
      <text:p text:style-name="P5"><text:span text:style-name="T5">///</text:span></text:p>
      <text:p text:style-name="P5"><text:span text:style-name="T5">void KoModeBoxDocker::locationChanged(Qt::DockWidgetArea area)</text:span></text:p>
      <text:p text:style-name="P5"/>
      <text:p text:style-name="P5"><text:span text:style-name="T5">KoModeBoxDocker 中选中某一项响应</text:span></text:p>
      <text:p text:style-name="P5"><text:span text:style-name="T5">void KoModeBox::toolSelected(int index)</text:span></text:p>
      <text:p text:style-name="P5"><text:span text:style-name="T5">{</text:span></text:p>
      <text:p text:style-name="P5"><text:span text:style-name="T5"><text:s text:c="4"/>if (index != -1)</text:span></text:p>
      <text:p text:style-name="P5"><text:span text:style-name="T5"><text:s text:c="4"/>{</text:span></text:p>
      <text:p text:style-name="P5"><text:span text:style-name="T5"><text:s text:c="8"/>d-&gt;addedToolActions.at(index)-&gt;trigger();</text:span></text:p>
      <text:p text:style-name="P5"><text:span text:style-name="T5"><text:s text:c="4"/>}</text:span></text:p>
      <text:p text:style-name="P5"><text:span text:style-name="T5">}</text:span></text:p>
      <text:p text:style-name="P5"/>
      <text:p text:style-name="P5"><text:span text:style-name="T5">$$$---------------------------------------------------------------</text:span></text:p>
      <text:p text:style-name="P5"><text:span text:style-name="T5">class ToolDockerFactory : public KoDockFactoryBase</text:span></text:p>
      <text:p text:style-name="P5"><text:span text:style-name="T5">{</text:span></text:p>
      <text:p text:style-name="P5"><text:span text:style-name="T5">public:</text:span></text:p>
      <text:p text:style-name="P5"><text:span text:style-name="T5"><text:s text:c="4"/>ToolDockerFactory() : KoDockFactoryBase() { }</text:span></text:p>
      <text:p text:style-name="P5"/>
      <text:p text:style-name="P5"><text:span text:style-name="T5"><text:s text:c="4"/>QString id() const override</text:span></text:p>
      <text:p text:style-name="P5"><text:span text:style-name="T5"><text:s text:c="4"/>{</text:span></text:p>
      <text:p text:style-name="P5"><text:span text:style-name="T5"><text:s text:c="8"/>return "sharedtooldocker";////??????????????当前是那个控件？？？？？20210605</text:span></text:p>
      <text:p text:style-name="P5"><text:span text:style-name="T5"><text:s text:c="4"/>}</text:span></text:p>
      <text:p text:style-name="P5"/>
      <text:p text:style-name="P5"><text:span text:style-name="T5"><text:s text:c="4"/>QDockWidget* createDockWidget() override</text:span></text:p>
      <text:p text:style-name="P5"><text:span text:style-name="T5"><text:s text:c="4"/>{</text:span></text:p>
      <text:p text:style-name="P5"><text:span text:style-name="T5"><text:s text:c="8"/>KoToolDocker * dockWidget = new KoToolDocker();</text:span></text:p>
      <text:p text:style-name="P5"><text:span text:style-name="T5"><text:s text:c="8"/>return dockWidget;</text:span></text:p>
      <text:p text:style-name="P5"><text:span text:style-name="T5"><text:s text:c="4"/>}</text:span></text:p>
      <text:p text:style-name="P5"/>
      <text:p text:style-name="P5"><text:span text:style-name="T5"><text:s text:c="4"/>DockPosition defaultDockPosition() const override</text:span></text:p>
      <text:p text:style-name="P5"><text:span text:style-name="T5"><text:s text:c="4"/>{</text:span></text:p>
      <text:p text:style-name="P5"><text:span text:style-name="T5"><text:s text:c="8"/>return DockRight;</text:span></text:p>
      <text:p text:style-name="P5"><text:span text:style-name="T5"><text:s text:c="4"/>}</text:span></text:p>
      <text:p text:style-name="P5"><text:span text:style-name="T5">};</text:span></text:p>
      <text:p text:style-name="P5"/>
      <text:p text:style-name="P5"><text:span text:style-name="T5">$$------------------------------------------------------------------</text:span></text:p>
      <text:p text:style-name="P5"/>
      <text:p text:style-name="P5"/>
      <text:p text:style-name="P5"/>
      <text:p text:style-name="P5"><text:span text:style-name="T5">KoDockerManager::KoDockerManager(KoMainWindow *mainWindow)</text:span></text:p>
      <text:p text:style-name="P5"/>
      <text:p text:style-name="P5"/>
      <text:p text:style-name="P5"/>
      <text:p text:style-name="P5"><text:span text:style-name="T5">插件的添加方式：</text:span></text:p>
      <text:p text:style-name="P5"><text:span text:style-name="T5">KoToolRegistry::instance()-&gt;add(new TextToolFactory()){</text:span></text:p>
      <text:p text:style-name="P5"><text:span text:style-name="T5"><text:s text:c="3"/>KoToolRegistry::instance()-&gt;add(new TextToolFactory());</text:span></text:p>
      <text:p text:style-name="P5"><text:span text:style-name="T5"><text:s text:c="4"/>KoToolRegistry::instance()-&gt;add(new ReviewToolFactory());</text:span></text:p>
      <text:p text:style-name="P5"><text:span text:style-name="T5"><text:s text:c="4"/>KoToolRegistry::instance()-&gt;add(new ReferencesToolFactory());</text:span></text:p>
      <text:p text:style-name="P5"><text:span text:style-name="T5"><text:s text:c="4"/>KoShapeRegistry::instance()-&gt;add(new TextShapeFactory());</text:span></text:p>
      <text:p text:style-name="P5"><text:span text:style-name="T5"><text:s text:c="4"/>KoShapeRegistry::instance()-&gt;add(new AnnotationTextShapeFactory());</text:span></text:p>
      <text:p text:style-name="P5"><text:span text:style-name="T5"><text:tab/>KoDockRegistry::instance()-&gt;add(new TextDocumentInspectionDockerFactory());</text:span></text:p>
      <text:p text:style-name="P5"><text:span text:style-name="T5"><text:tab/>}</text:span></text:p>
      <text:p text:style-name="P5"><text:span text:style-name="T5"><text:tab/>dockRegistry-&gt;add(new KWStatisticsDockerFactory());</text:span></text:p>
      <text:p text:style-name="P5"><text:span text:style-name="T5"><text:s text:c="4"/>dockRegistry-&gt;add(new KWNavigationDockerFactory());</text:span></text:p>
      <text:p text:style-name="P5"><text:span text:style-name="T5"><text:tab/></text:span></text:p>
      <text:p text:style-name="P5"/>
      <text:p text:style-name="P5"><text:span text:style-name="T5">---------------------------&gt;<text:tab/></text:span></text:p>
      <text:p text:style-name="P5"><text:span text:style-name="T5">KoModeBoxFactory.cpp</text:span></text:p>
      <text:p text:style-name="P5"><text:span text:style-name="T5">QDockWidget* KoModeBoxFactory::createDockWidget() 中 【 dockWidget = factory-&gt;createDockWidget();】创建 KoModeBoxDocker容器 然后把创建的KoModeBox嵌入容器KoModeBoxDocker</text:span></text:p>
      <text:p text:style-name="P5"/>
      <text:p text:style-name="P5"><text:span text:style-name="T5">https://blog.csdn.net/czyt1988/article/details/51209619 可以参考容器的关系</text:span></text:p>
      <text:p text:style-name="P5"/>
      <text:p text:style-name="P5"><text:span text:style-name="T5">在 KoView::KoView(KoPart *part, KoDocument *document, QWidget *parent) 中 <text:s text:c="4"/>// add all plugins.<text:s text:c="2"/></text:span></text:p>
      <text:p text:style-name="P5"><text:span text:style-name="T5"><text:s text:c="3"/>foreach(const QString &amp; docker, KoDockRegistry::instance()-&gt;keys())</text:span></text:p>
      <text:p text:style-name="P5"><text:span text:style-name="T5"><text:s text:c="3"/></text:span></text:p>
      <text:p text:style-name="P5"><text:span text:style-name="T5"><text:s text:c="3"/></text:span></text:p>
      <text:p text:style-name="P5"><text:span text:style-name="T5"><text:s text:c="3"/></text:span></text:p>
      <text:p text:style-name="P5"><text:span text:style-name="T5"><text:s/>KoMainWindow::KoMainWindow( ) ----&gt; <text:s text:c="3"/>d-&gt;dockerManager = new KoDockerManager(this); <text:s/>---&gt;</text:span></text:p>
      <text:p text:style-name="P5"><text:span text:style-name="T5"><text:s/>d-&gt;toolOptionsDocker = qobject_cast&lt;KoToolDocker*&gt;(mainWindow-&gt;createDockWidget(&amp;toolDockerFactory)); <text:s/>----&gt;</text:span></text:p>
      <text:p text:style-name="P5"><text:span text:style-name="T5"><text:s/>dockWidget = factory-&gt;createDockWidget();</text:span></text:p>
      <text:p text:style-name="P5"><text:span text:style-name="T5"><text:s/></text:span></text:p>
      <text:p text:style-name="P5"><text:span text:style-name="T5"><text:s/></text:span></text:p>
      <text:p text:style-name="P5"><text:span text:style-name="T5"><text:s/></text:span></text:p>
      <text:p text:style-name="P5"><text:span text:style-name="T5"><text:s/></text:span></text:p>
      <text:p text:style-name="P5"><text:span text:style-name="T5">$$$---------------------------------------------------------------------------------</text:span></text:p>
      <text:p text:style-name="P5"><text:span text:style-name="T5">bool KoApplication::start()--------&gt;</text:span></text:p>
      <text:p text:style-name="P5"/>
      <text:p text:style-name="P5"><text:span text:style-name="T5">KoPart *part = entry.createKoPart(&amp;errorMsg); <text:s/>----&gt; 调用下面函数</text:span></text:p>
      <text:p text:style-name="P5"/>
      <text:p text:style-name="P5"><text:span text:style-name="T5">KoPart *KoDocumentEntry::createKoPart(QString* errorMsg) const <text:s/>----&gt;</text:span></text:p>
      <text:p text:style-name="P5"><text:span text:style-name="T5">{</text:span></text:p>
      <text:p text:style-name="P5"><text:span text:style-name="T5">KPluginFactory *factory = qobject_cast&lt;KPluginFactory *&gt;(obj);</text:span></text:p>
      <text:p text:style-name="P5"><text:span text:style-name="T5">KoPart *part <text:s text:c="11"/>= factory-&gt;create&lt;KoPart&gt;(0, QVariantList());<text:tab/><text:tab/></text:span></text:p>
      <text:p text:style-name="P5"><text:span text:style-name="T5">}</text:span></text:p>
      <text:p text:style-name="P5"><text:span text:style-name="T5">通过下面 创建窗体<text:s/></text:span></text:p>
      <text:p text:style-name="P5"><text:span text:style-name="T5">KoMainWindow *mainWindow = part-&gt;createMainWindow();</text:span></text:p>
      <text:p text:style-name="P5"/>
      <text:p text:style-name="P5"><text:span text:style-name="T5">然后显示窗体</text:span></text:p>
      <text:p text:style-name="P5"><text:span text:style-name="T5">KWPart::showStartUpWidget(KoMainWindow *parent, bool alwaysShow)</text:span></text:p>
      <text:p text:style-name="P5"/>
      <text:p text:style-name="P5"/>
      <text:p text:style-name="P5"/>
      <text:p text:style-name="P5"><text:span text:style-name="T5">$$$------------------------------------------------------------------------------------</text:span></text:p>
      <text:p text:style-name="P5"><text:span text:style-name="T5">KoToolProxy 代理所有鼠标键盘事件响应</text:span></text:p>
      <text:p text:style-name="P5"/>
      <text:p text:style-name="P5"/>
      <text:p text:style-name="P5"/>
      <text:p text:style-name="P5"/>
      <text:p text:style-name="P5"/>
      <text:p text:style-name="P5"><text:span text:style-name="T5">[[[[</text:span></text:p>
      <text:p text:style-name="P5"><text:span text:style-name="T5">KoView *view = d-&gt;rootPart-&gt;createView(doc, this); -----------------------&gt;&gt;&gt;&gt;&gt;&gt;&gt;&gt;&gt;&gt;</text:span></text:p>
      <text:p text:style-name="P5"><text:span text:style-name="T5">KoView *KWPart::createViewInstance(KoDocument *document, QWidget *parent)</text:span></text:p>
      <text:p text:style-name="P5"><text:span text:style-name="T5">{</text:span></text:p>
      <text:p text:style-name="P5"><text:span text:style-name="T5"><text:s text:c="4"/>KWView *view = new KWView(this, qobject_cast&lt;KWDocument*&gt;(document), parent);</text:span></text:p>
      <text:p text:style-name="P5"><text:span text:style-name="T5"><text:s text:c="4"/>setupViewInstance(document, view);</text:span></text:p>
      <text:p text:style-name="P5"><text:span text:style-name="T5"><text:s text:c="4"/>return view;</text:span></text:p>
      <text:p text:style-name="P5"><text:span text:style-name="T5">}</text:span></text:p>
      <text:p text:style-name="P5"/>
      <text:p text:style-name="P5"><text:span text:style-name="T5">------------------------&gt;</text:span></text:p>
      <text:p text:style-name="P5"/>
      <text:p text:style-name="P5"><text:span text:style-name="T5">KWView::KWView(KoPart *part, KWDocument *document, QWidget *parent)</text:span></text:p>
      <text:p text:style-name="P5"><text:span text:style-name="T5"><text:s text:c="4"/>: KoView(part, document, parent)</text:span></text:p>
      <text:p text:style-name="P5"><text:span text:style-name="T5"><text:s text:c="4"/>, m_canvas(0)</text:span></text:p>
      <text:p text:style-name="P5"><text:span text:style-name="T5"><text:s text:c="4"/>, m_textMinX(1)</text:span></text:p>
      <text:p text:style-name="P5"><text:span text:style-name="T5"><text:s text:c="4"/>, m_textMaxX(600)</text:span></text:p>
      <text:p text:style-name="P5"><text:span text:style-name="T5"><text:s text:c="4"/>, m_minPageNum(1)</text:span></text:p>
      <text:p text:style-name="P5"><text:span text:style-name="T5"><text:s text:c="4"/>, m_maxPageNum(1)</text:span></text:p>
      <text:p text:style-name="P5"><text:span text:style-name="T5"><text:s text:c="4"/>, m_isFullscreenMode(false)</text:span></text:p>
      <text:p text:style-name="P5"><text:span text:style-name="T5">{</text:span></text:p>
      <text:p text:style-name="P5"><text:span text:style-name="T5"><text:s text:c="4"/>setAcceptDrops(true);</text:span></text:p>
      <text:p text:style-name="P5"/>
      <text:p text:style-name="P5"><text:span text:style-name="T5"><text:s text:c="4"/>m_document = document;</text:span></text:p>
      <text:p text:style-name="P5"><text:span text:style-name="T5"><text:s text:c="4"/>m_snapToGrid = m_document-&gt;gridData().snapToGrid();</text:span></text:p>
      <text:p text:style-name="P5"><text:span text:style-name="T5"><text:s text:c="4"/>m_gui = new KWGui(QString(), this);</text:span></text:p>
      <text:p text:style-name="P5"><text:span text:style-name="T5"><text:s text:c="4"/>m_canvas = m_gui-&gt;canvas();</text:span></text:p>
      <text:p text:style-name="P5"><text:span text:style-name="T5">}<text:s text:c="3"/></text:span></text:p>
      <text:p text:style-name="P5"><text:span text:style-name="T5">}</text:span></text:p>
      <text:p text:style-name="P5"><text:span text:style-name="T5">-----------------------&gt; <text:s text:c="3"/>KWGui::KWGui(const QString &amp;viewMode, KWView *parent)</text:span></text:p>
      <text:p text:style-name="P5"/>
      <text:p text:style-name="P5"/>
      <text:p text:style-name="P5"/>
      <text:p text:style-name="P5"><text:span text:style-name="T5">文档编辑中，文字中光标选中时间，对应的响应事件</text:span></text:p>
      <text:p text:style-name="P5"><text:span text:style-name="T5">void TextTool::editingPluginEvents()</text:span></text:p>
      <text:p text:style-name="P5"/>
      <text:p text:style-name="P5"><text:span text:style-name="T5">编辑中 对应的文字中URL 的链接 函数 void TextTool::runUrl(KoPointerEvent *event, QString &amp;url)</text:span></text:p>
      <text:p text:style-name="P5"/>
      <text:p text:style-name="P5"/>
      <text:p text:style-name="P5"/>
      <text:p text:style-name="P5"><text:span text:style-name="T5">$$------------------------------</text:span></text:p>
      <text:p text:style-name="P5"><text:span text:style-name="T5">KoDocument.cpp 中存储了各个文档的类型 后缀</text:span></text:p>
      <text:p text:style-name="P5"/>
      <text:p text:style-name="P5"/>
      <text:p text:style-name="P5"/>
      <text:p text:style-name="P5"><text:span text:style-name="T5">$$-----------------------------</text:span></text:p>
      <text:p text:style-name="P5"><text:span text:style-name="T5">style manager界面的语言调试通过</text:span></text:p>
      <text:p text:style-name="P5"><text:span text:style-name="T5">void KoGlobal::createListOfLanguages()<text:s/></text:span></text:p>
      <text:p text:style-name="P5"><text:span text:style-name="T5">读取语言进行翻译</text:span></text:p>
      <text:p text:style-name="P5"/>
      <text:p text:style-name="P5"/>
      <text:p text:style-name="P5"/>
      <text:p text:style-name="P5"><text:span text:style-name="T5">$$$$$$$$$$$$$$$$$$$---------------------------------------------------------------------------</text:span></text:p>
      <text:p text:style-name="P5"><text:span text:style-name="T5">文档编辑中，滚动条工具</text:span></text:p>
      <text:p text:style-name="P5"><text:span text:style-name="T5">class FLAKE_EXPORT KoCanvasControllerWidget : public QAbstractScrollArea, public KoCanvasController</text:span></text:p>
      <text:p text:style-name="P5"/>
      <text:p text:style-name="P5"><text:span text:style-name="T5">KWGui::KWGui(const QString &amp;viewMode, KWView *parent) -------------------&gt;</text:span></text:p>
      <text:p text:style-name="P5"><text:span text:style-name="T5">KoCanvasControllerWidget *canvasController = new KoCanvasControllerWidget(m_view-&gt;actionCollection(), this);</text:span></text:p>
      <text:p text:style-name="P5"><text:span text:style-name="T5"><text:s text:c="4"/>m_canvasController = canvasController;</text:span></text:p>
      <text:p text:style-name="P5"><text:span text:style-name="T5"><text:tab/></text:span></text:p>
      <text:p text:style-name="P5"><text:span text:style-name="T5"><text:tab/>------------------------&gt;&gt;&gt;&gt;&gt;&gt;&gt;&gt;&gt;&gt;&gt;&gt;&gt;&gt;&gt;&gt;&gt;&gt;&gt;</text:span></text:p>
      <text:p text:style-name="P5"><text:span text:style-name="T5">gridLayout-&gt;addWidget(canvasController, 1, 1);</text:span></text:p>
      <text:p text:style-name="P5"/>
      <text:p text:style-name="P5"/>
      <text:p text:style-name="P5"/>
      <text:p text:style-name="P5"><text:span text:style-name="T5">------------------------------------------------------------------</text:span></text:p>
      <text:p text:style-name="P5"><text:span text:style-name="T5">显示各个组件的标题内容title</text:span></text:p>
      <text:p text:style-name="P5"><text:span text:style-name="T5">void KoMainWindow::showDockerTitleBars(bool show)</text:span></text:p>
      <text:p text:style-name="P5"><text:span text:style-name="T5">{</text:span></text:p>
      <text:p text:style-name="P5"><text:span text:style-name="T5"><text:s text:c="4"/>foreach (QDockWidget *dock, dockWidgets())</text:span></text:p>
      <text:p text:style-name="P5"><text:span text:style-name="T5"><text:s text:c="4"/>{</text:span></text:p>
      <text:p text:style-name="P5"><text:span text:style-name="T5"><text:s text:c="8"/>if (dock-&gt;titleBarWidget())</text:span></text:p>
      <text:p text:style-name="P5"><text:span text:style-name="T5"><text:s text:c="8"/>{</text:span></text:p>
      <text:p text:style-name="P5"><text:span text:style-name="T5"><text:s text:c="12"/>dock-&gt;titleBarWidget()-&gt;setVisible(show);</text:span></text:p>
      <text:p text:style-name="P5"><text:span text:style-name="T5"><text:s text:c="8"/>}</text:span></text:p>
      <text:p text:style-name="P5"><text:span text:style-name="T5"><text:s text:c="4"/>}</text:span></text:p>
      <text:p text:style-name="P5"/>
      <text:p text:style-name="P5"><text:span text:style-name="T5"><text:s text:c="4"/>KConfigGroup configGroupInterface = <text:s/>KSharedConfig::openConfig()-&gt;group("Interface");</text:span></text:p>
      <text:p text:style-name="P5"><text:span text:style-name="T5"><text:s text:c="4"/>configGroupInterface.writeEntry("ShowDockerTitleBars", show);</text:span></text:p>
      <text:p text:style-name="P5"><text:span text:style-name="T5">}</text:span></text:p>
      <text:p text:style-name="P5"><text:span text:style-name="T5">////////////////</text:span></text:p>
      <text:p text:style-name="P5"/>
      <text:p text:style-name="P5"><text:span text:style-name="T5">添加了显示或者隐藏工具箱的按钮</text:span></text:p>
      <text:p text:style-name="P5"><text:span text:style-name="T5">在 KWGui::KWGui(const QString &amp;viewMode, KWView *parent)：</text:span></text:p>
      <text:p text:style-name="P5"><text:span text:style-name="T5">{</text:span></text:p>
      <text:p text:style-name="P5"><text:span text:style-name="T5"><text:tab/>//将QDockWidget 和 窗体关联起来代码设置</text:span></text:p>
      <text:p text:style-name="P5"><text:span text:style-name="T5"><text:s text:c="4"/>if (m_view-&gt;mainWindow())</text:span></text:p>
      <text:p text:style-name="P5"><text:span text:style-name="T5"><text:s text:c="4"/>{</text:span></text:p>
      <text:p text:style-name="P5"><text:span text:style-name="T5"><text:s text:c="8"/>KoModeBoxFactory modeBoxFactory(canvasController, qApp-&gt;applicationName(), i18n("Tools"));</text:span></text:p>
      <text:p text:style-name="P5"><text:span text:style-name="T5"><text:s text:c="8"/>QDockWidget* modeBox = m_view-&gt;mainWindow()-&gt;createDockWidget(&amp;modeBoxFactory);</text:span></text:p>
      <text:p text:style-name="P5"><text:span text:style-name="T5"><text:tab/><text:tab/></text:span></text:p>
      <text:p text:style-name="P5"><text:span text:style-name="T5"><text:s text:c="8"/>m_view-&gt;mainWindow()-&gt;dockerManager()-&gt;removeToolOptionsDocker();</text:span></text:p>
      <text:p text:style-name="P5"><text:span text:style-name="T5"><text:tab/><text:tab/>//modeBox = class KoModeBoxDocker : public QDockWidget, public KoCanvasObserverBase</text:span></text:p>
      <text:p text:style-name="P5"><text:span text:style-name="T5"><text:tab/><text:tab/>//所以可以使用dynamic_cast&lt;KoCanvasObserverBase*&gt;进行关联</text:span></text:p>
      <text:p text:style-name="P5"><text:span text:style-name="T5"><text:s text:c="8"/>dynamic_cast&lt;KoCanvasObserverBase*&gt;(modeBox)-&gt;setObservedCanvas(m_canvas);</text:span></text:p>
      <text:p text:style-name="P5"><text:span text:style-name="T5"><text:s text:c="4"/>}</text:span></text:p>
      <text:p text:style-name="P5"><text:span text:style-name="T5"><text:tab/></text:span></text:p>
      <text:p text:style-name="P5"><text:span text:style-name="T5"><text:tab/></text:span></text:p>
      <text:p text:style-name="P5"><text:span text:style-name="T5"><text:tab/>....</text:span></text:p>
      <text:p text:style-name="P5"><text:span text:style-name="T5"><text:s text:c="4"/>//openword <text:s/>add2021-0605</text:span></text:p>
      <text:p text:style-name="P5"><text:span text:style-name="T5"><text:s text:c="4"/>m_showtoolbox = new QToolButton();</text:span></text:p>
      <text:p text:style-name="P5"><text:span text:style-name="T5"><text:s text:c="4"/>if (m_showtoolbox)</text:span></text:p>
      <text:p text:style-name="P5"><text:span text:style-name="T5"><text:s text:c="4"/>{</text:span></text:p>
      <text:p text:style-name="P5"><text:span text:style-name="T5"><text:s text:c="8"/>m_showtoolbox-&gt;setArrowType(Qt::ArrowType::RightArrow);</text:span></text:p>
      <text:p text:style-name="P5"><text:span text:style-name="T5"><text:s text:c="8"/>m_showtoolbox-&gt;setAutoRaise(true);</text:span></text:p>
      <text:p text:style-name="P5"><text:span text:style-name="T5"><text:s text:c="8"/>m_showtoolbox-&gt;setToolTip("显示工具箱");</text:span></text:p>
      <text:p text:style-name="P5"><text:span text:style-name="T5"><text:s text:c="8"/>gridLayout-&gt;addWidget(m_showtoolbox, 1, 2);</text:span></text:p>
      <text:p text:style-name="P5"><text:span text:style-name="T5"><text:s text:c="4"/>}</text:span></text:p>
      <text:p text:style-name="P5"><text:span text:style-name="T5">}</text:span></text:p>
      <text:p text:style-name="P5"/>
      <text:p text:style-name="P5"/>
      <text:p text:style-name="P5"/>
      <text:p text:style-name="P5"><text:span text:style-name="T5">//----</text:span></text:p>
      <text:p text:style-name="P5"><text:span text:style-name="T5">是否为maintool 工具列表组合？？？</text:span></text:p>
      <text:p text:style-name="P5"><text:span text:style-name="T5">void KoModeBox::setOptionWidgets(const QList&lt;QPointer&lt;QWidget&gt; &gt; &amp;optionWidgetList)</text:span></text:p>
      <text:p text:style-name="P5"/>
      <text:p text:style-name="P5"/>
      <text:p text:style-name="P5"><text:span text:style-name="T5">/// 组件的锁的功能</text:span></text:p>
      <text:p text:style-name="P5"><text:span text:style-name="T5">void KoDockWidgetTitleBar::setLocked(bool locked)</text:span></text:p>
      <text:p text:style-name="P5"/>
      <text:p text:style-name="P5"/>
      <text:p text:style-name="P5"><text:span text:style-name="T5">//增加按钮来显示或者隐藏工具箱</text:span></text:p>
      <text:p text:style-name="P5"><text:span text:style-name="T5">void KWGui::visibleDockWidget(bool checked)</text:span></text:p>
      <text:p text:style-name="P5"/>
      <text:p text:style-name="P5"/>
      <text:p text:style-name="P5"><text:span text:style-name="T5"><text:s text:c="4"/>// add all plugins. 读取配置信息</text:span></text:p>
      <text:p text:style-name="P5"><text:span text:style-name="T5"><text:s text:c="4"/>foreach(const QString &amp; docker, KoDockRegistry::instance()-&gt;keys())</text:span></text:p>
      <text:p text:style-name="P5"><text:span text:style-name="T5"><text:s text:c="4"/>{</text:span></text:p>
      <text:p text:style-name="P5"><text:span text:style-name="T5"><text:s text:c="8"/>debugMain&lt;&lt;"foreach(const QString &amp; docker, KoDockRegistry::instance()-&gt;keys())"&lt;&lt;docker;</text:span></text:p>
      <text:p text:style-name="P5"><text:span text:style-name="T5"><text:s text:c="8"/>KoDockFactoryBase *factory = KoDockRegistry::instance()-&gt;value(docker);</text:span></text:p>
      <text:p text:style-name="P5"><text:span text:style-name="T5"><text:s text:c="8"/>if (mainWindow())</text:span></text:p>
      <text:p text:style-name="P5"><text:span text:style-name="T5"><text:s text:c="8"/>{</text:span></text:p>
      <text:p text:style-name="P5"><text:span text:style-name="T5"><text:s text:c="12"/>mainWindow()-&gt;createDockWidget(factory);</text:span></text:p>
      <text:p text:style-name="P5"><text:span text:style-name="T5"><text:s text:c="8"/>}</text:span></text:p>
      <text:p text:style-name="P5"><text:span text:style-name="T5"><text:s text:c="4"/>}</text:span></text:p>
      <text:p text:style-name="P5"><text:span text:style-name="T5"><text:tab/></text:span></text:p>
      <text:p text:style-name="P5"/>
      <text:p text:style-name="P5"><text:span text:style-name="T5"><text:tab/><text:tab/>KConfigGroup group = <text:s/>KSharedConfig::openConfig()-&gt;group(d-&gt;rootPart-&gt;componentData().componentName()).group("DockWidget " + factory-&gt;id());</text:span></text:p>
      <text:p text:style-name="P5"><text:span text:style-name="T5"><text:tab/>collapsed = group.readEntry("Collapsed", collapsed);</text:span></text:p>
      <text:p text:style-name="P5"><text:span text:style-name="T5"><text:tab/>locked = group.readEntry("Locked", locked);</text:span></text:p>
      <text:p text:style-name="P5"><text:span text:style-name="T5"><text:tab/></text:span></text:p>
      <text:p text:style-name="P5"><text:span text:style-name="T5"><text:tab/><text:tab/><text:tab/>// Save collapsable state of dock widgets</text:span></text:p>
      <text:p text:style-name="P5"><text:span text:style-name="T5">for (QMap&lt;QString, QDockWidget*&gt;::const_iterator i = d-&gt;dockWidgetsMap.constBegin();</text:span></text:p>
      <text:p text:style-name="P5"><text:span text:style-name="T5"><text:tab/><text:tab/>i != d-&gt;dockWidgetsMap.constEnd(); ++i)</text:span></text:p>
      <text:p text:style-name="P5"><text:span text:style-name="T5">{</text:span></text:p>
      <text:p text:style-name="P5"><text:span text:style-name="T5"><text:tab/>if (i.value()-&gt;widget())</text:span></text:p>
      <text:p text:style-name="P5"><text:span text:style-name="T5"><text:tab/>{</text:span></text:p>
      <text:p text:style-name="P5"><text:span text:style-name="T5"><text:tab/><text:tab/>KConfigGroup dockGroup = group.group(QString("DockWidget ") + i.key());</text:span></text:p>
      <text:p text:style-name="P5"><text:span text:style-name="T5"><text:tab/><text:tab/>dockGroup.writeEntry("Collapsed", i.value()-&gt;widget()-&gt;isHidden());</text:span></text:p>
      <text:p text:style-name="P5"><text:span text:style-name="T5"><text:tab/><text:tab/>dockGroup.writeEntry("Locked", i.value()-&gt;property("Locked").toBool());</text:span></text:p>
      <text:p text:style-name="P5"><text:span text:style-name="T5"><text:tab/><text:tab/>dockGroup.writeEntry("DockArea", (int) dockWidgetArea(i.value()));</text:span></text:p>
      <text:p text:style-name="P5"><text:span text:style-name="T5"><text:tab/>}</text:span></text:p>
      <text:p text:style-name="P5"><text:span text:style-name="T5">}</text:span></text:p>
      <text:p text:style-name="P5"/>
      <text:p text:style-name="P5"/>
      <text:p text:style-name="P5"/>
      <text:p text:style-name="P5"><text:span text:style-name="T5">//选择图片的对话框 <text:s/>------&gt;</text:span></text:p>
      <text:p text:style-name="P5"><text:span text:style-name="T5">KUndo2Command* addShape(KoShape *shape, bool showDialog, KUndo2Command *parent)</text:span></text:p>
      <text:p text:style-name="P5"/>
      <text:p text:style-name="P5"><text:span text:style-name="T5">获取选择的图片的路径</text:span></text:p>
      <text:p text:style-name="P5"/>
      <text:p text:style-name="P5"><text:span text:style-name="T5">-----------&gt;</text:span></text:p>
      <text:p text:style-name="P5"><text:span text:style-name="T5">void PictureShapeLoadWaiter::setImageData(KJob *job)</text:span></text:p>
      <text:p text:style-name="P5"/>
      <text:p text:style-name="P5"><text:span text:style-name="T5">是否关系到 QImage KoImageData::image() const <text:s text:c="2"/>???</text:span></text:p>
      <text:p text:style-name="P5"/>
      <text:p text:style-name="P5"><text:span text:style-name="T5">KoShape *KoShapeRegistry::Private::createShapeInternal(const KoXmlElement &amp;fullElement,</text:span></text:p>
      <text:p text:style-name="P5"><text:span text:style-name="T5"><text:s text:c="8"/>KoShapeLoadingContext &amp;context,</text:span></text:p>
      <text:p text:style-name="P5"><text:span text:style-name="T5"><text:s text:c="8"/>const KoXmlElement &amp;element) const</text:span></text:p>
      <text:p text:style-name="P5"/>
      <text:p text:style-name="P5"/>
      <text:p text:style-name="P5"><text:span text:style-name="T5">交互工具类----&gt;目标是统一</text:span></text:p>
      <text:p text:style-name="P5"><text:span text:style-name="T5">class FLAKE_EXPORT KoInteractionTool : public KoToolBase</text:span></text:p>
      <text:p text:style-name="P5"><text:span text:style-name="T5">翻译后意思</text:span></text:p>
      <text:p text:style-name="P5"><text:span text:style-name="T5">{</text:span></text:p>
      <text:p text:style-name="P5"><text:span text:style-name="T5"><text:s/>* The interaction tool adds to the normal KoToolBase class the concept of strategies</text:span></text:p>
      <text:p text:style-name="P5"><text:span text:style-name="T5"><text:s/>* as a means to get one tool to have different actions the user can perform using the mouse.</text:span></text:p>
      <text:p text:style-name="P5"><text:span text:style-name="T5"><text:s/>* Each time the user presses the mouse until she releases the mouse a strategy object</text:span></text:p>
      <text:p text:style-name="P5"><text:span text:style-name="T5"><text:s/>* will be created, used and disgarded.</text:span></text:p>
      <text:p text:style-name="P5"><text:span text:style-name="T5"><text:s/>* If the usage of a tool fits this pattern you need to inherit from this class instead of the</text:span></text:p>
      <text:p text:style-name="P5"><text:span text:style-name="T5"><text:s/>* plain KoToolBase and reimplement your createStrategy() method which returns a tool-specific</text:span></text:p>
      <text:p text:style-name="P5"><text:span text:style-name="T5"><text:s/>* strategy where all the real interaction code is placed.</text:span></text:p>
      <text:p text:style-name="P5"><text:span text:style-name="T5"><text:s/>* A tool can then become as simple as this;</text:span></text:p>
      <text:p text:style-name="P5"><text:span text:style-name="T5"><text:s text:c="2"/>* 交互工具在普通的 KoToolBase 类中增加了策略的概念</text:span></text:p>
      <text:p text:style-name="P5"><text:span text:style-name="T5"><text:s text:c="2"/>* 作为一种让一个工具具有用户可以使用鼠标执行的不同操作的方法。</text:span></text:p>
      <text:p text:style-name="P5"><text:span text:style-name="T5"><text:s text:c="2"/>* 每次用户按下鼠标直到她松开鼠标时都会有一个策略对象</text:span></text:p>
      <text:p text:style-name="P5"><text:span text:style-name="T5"><text:s text:c="2"/>* 将被创建、使用和丢弃。</text:span></text:p>
      <text:p text:style-name="P5"><text:span text:style-name="T5"><text:s text:c="2"/>* 如果工具的使用符合这种模式，你需要从这个类继承而不是</text:span></text:p>
      <text:p text:style-name="P5"><text:span text:style-name="T5"><text:s text:c="2"/>* 简单的 KoToolBase 并重新实现您的 createStrategy() 方法，该方法返回特定于工具的</text:span></text:p>
      <text:p text:style-name="P5"><text:span text:style-name="T5"><text:s text:c="2"/>* 放置所有真实交互代码的策略。</text:span></text:p>
      <text:p text:style-name="P5"><text:span text:style-name="T5"><text:s text:c="2"/>* 一个工具可以变得如此简单；</text:span></text:p>
      <text:p text:style-name="P5"><text:span text:style-name="T5">}</text:span></text:p>
      <text:p text:style-name="P8"><text:span text:style-name="T5">calligra_textinlineobject_variables</text:span></text:p>
      <text:p text:style-name="P5"><text:span text:style-name="T5">目前看到的是：每页的页眉 页脚 等相关信息</text:span></text:p>
      <text:p text:style-name="P5"/>
      <text:p text:style-name="P5"/>
      <text:p text:style-name="P5"/>
      <text:p text:style-name="P5"/>
      <text:p text:style-name="P5"/>
      <text:p text:style-name="P5"/>
      <text:p text:style-name="P5"/>
      <text:p text:style-name="P5"/>
      <text:p text:style-name="P5">/libs/koodf/KoPageFormat.cpp</text:p>
      <text:p text:style-name="P5"><text:span text:style-name="T5">[纸张大小设置代码 如 A4：]</text:span></text:p>
      <text:p text:style-name="P5"><text:span text:style-name="T5">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5"><text:span text:style-name="T5"><text:tab/><text:tab/></text:span></text:p>
      <text:p text:style-name="P5"/>
      <text:p text:style-name="P8"/>
      <text:h text:outline-level="1" text:style-name="P4"><text:span text:style-name="T5"><text:bookmark text:name="新增代码|outline2"/>新增代码</text:span></text:h>
      <text:p text:style-name="P6"><text:span text:style-name="T5"><text:s text:c="4"/>//openword <text:s/>add2021-0605</text:span></text:p>
      <text:p text:style-name="P6"><text:span text:style-name="T5"><text:s text:c="4"/>m_showtoolbox = new QToolButton();</text:span></text:p>
      <text:p text:style-name="P6"><text:span text:style-name="T5"><text:s text:c="4"/>if (m_showtoolbox)</text:span></text:p>
      <text:p text:style-name="P6"><text:span text:style-name="T5"><text:s text:c="4"/>{</text:span></text:p>
      <text:p text:style-name="P6"><text:span text:style-name="T5"><text:s text:c="8"/>m_showtoolbox-&gt;setArrowType(Qt::ArrowType::RightArrow);</text:span></text:p>
      <text:p text:style-name="P6"><text:span text:style-name="T5"><text:s text:c="8"/>m_showtoolbox-&gt;setAutoRaise(true);</text:span></text:p>
      <text:p text:style-name="P6"><text:span text:style-name="T5"><text:s text:c="8"/>m_showtoolbox-&gt;setToolTip("显示工具箱");</text:span></text:p>
      <text:p text:style-name="P6"><text:span text:style-name="T5"><text:s text:c="8"/>gridLayout-&gt;addWidget(m_showtoolbox, 1, 2);</text:span></text:p>
      <text:p text:style-name="P6"><text:span text:style-name="T5"><text:s text:c="4"/>}</text:span></text:p>
      <text:p text:style-name="P6"><text:span text:style-name="T5"><text:tab/><text:tab/></text:span></text:p>
      <text:p text:style-name="P5"/>
      <text:p text:style-name="P8"/>
      <text:h text:outline-level="2" text:style-name="P11"><text:span text:style-name="T5"><text:bookmark text:name="bug修改|outline3"/>bug修改</text:span></text:h>
      <text:p text:style-name="P5"><text:span text:style-name="T5"><text:tab/><text:tab/></text:span></text:p>
      <text:p text:style-name="P5"><text:span text:style-name="T5">###########代码错误修改bug</text:span></text:p>
      <text:p text:style-name="P5"><text:span text:style-name="T5">1.debug release 目前还是存在doc 打开问题</text:span></text:p>
      <text:p text:style-name="P5"><text:span text:style-name="T5">// 解决doc docx文件导入的错误</text:span></text:p>
      <text:p text:style-name="P5"><text:span text:style-name="T5">KoFilter* KoFilterEntry::createFilter(KoFilterChain* chain, QObject* parent)</text:span></text:p>
      <text:p text:style-name="P5"><text:span text:style-name="T5">??目前debug编译无法加载doc文件</text:span></text:p>
      <text:p text:style-name="P5"/>
      <text:p text:style-name="P5"><text:span text:style-name="T8">2.出现两个图像临近时间，会有图像丢失</text:span></text:p>
      <text:p text:style-name="P5"><text:span text:style-name="T5">解决打印PDF文件中图像丢失<text:s/></text:span></text:p>
      <text:p text:style-name="P5"><text:span text:style-name="T5">在void preparePage(const QVariant &amp;page)中修改的20210424</text:span></text:p>
      <text:p text:style-name="P5"><text:span text:style-name="T5">{</text:span></text:p>
      <text:p text:style-name="P5"><text:span text:style-name="T5">....</text:span></text:p>
      <text:p text:style-name="P5"><text:span text:style-name="T5"><text:s/>///open word ---&gt; to find print file problem??? 20210424 <text:s/>解决打印PDF文件中图像丢失///</text:span></text:p>
      <text:p text:style-name="P5"><text:span text:style-name="T5"><text:s text:c="12"/>const int progressPart = 45 / shapes.count();</text:span></text:p>
      <text:p text:style-name="P5"><text:span text:style-name="T5"><text:s text:c="12"/>foreach(KoShape *shape, shapes)</text:span></text:p>
      <text:p text:style-name="P5"><text:span text:style-name="T5"><text:s text:c="12"/>{</text:span></text:p>
      <text:p text:style-name="P5"><text:span text:style-name="T5"><text:s text:c="16"/>debugMain &lt;&lt; "Calling waitUntilReady on shape;" &lt;&lt; shape;</text:span></text:p>
      <text:p text:style-name="P5"><text:span text:style-name="T5"><text:s text:c="16"/>if(! stop)</text:span></text:p>
      <text:p text:style-name="P5"><text:span text:style-name="T5"><text:s text:c="16"/>{</text:span></text:p>
      <text:p text:style-name="P5"><text:span text:style-name="T5"><text:s text:c="20"/>///set false:for error! {print or export PDF file: loss image! }</text:span></text:p>
      <text:p text:style-name="P5"><text:span text:style-name="T5"><text:s text:c="20"/>shape-&gt;waitUntilReady(zoomer,false);</text:span></text:p>
      <text:p text:style-name="P5"><text:span text:style-name="T5"><text:s text:c="16"/>}</text:span></text:p>
      <text:p text:style-name="P5"><text:span text:style-name="T5"><text:s text:c="16"/>debugMain &lt;&lt; "done";</text:span></text:p>
      <text:p text:style-name="P5"><text:span text:style-name="T5"><text:s text:c="16"/>updater-&gt;setProgress(updater-&gt;progress() + progressPart);</text:span></text:p>
      <text:p text:style-name="P5"><text:span text:style-name="T5"><text:s text:c="12"/>}</text:span></text:p>
      <text:p text:style-name="P5"><text:span text:style-name="T5"><text:tab/><text:tab/><text:tab/></text:span></text:p>
      <text:p text:style-name="P5"><text:span text:style-name="T5">...</text:span></text:p>
      <text:p text:style-name="P5"><text:span text:style-name="T5">}</text:span></text:p>
      <text:p text:style-name="P5"><text:span text:style-name="T5">3.出现图形中无法显示文字</text:span></text:p>
      <text:p text:style-name="P5"/>
      <text:p text:style-name="P5"><text:span text:style-name="T5">4.出现docx文档底行字显示不全，页眉或者页底高度是否正确？</text:span></text:p>
      <text:p text:style-name="P5"/>
      <text:p text:style-name="P5"><text:span text:style-name="T5">在KoFilter::ConversionStatus DocxXmlDocumentReader::read_pgMar()</text:span></text:p>
      <text:p text:style-name="P5"><text:span text:style-name="T5">{</text:span></text:p>
      <text:p text:style-name="P5"><text:span text:style-name="T5"><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5"><text:span text:style-name="T5">......???</text:span></text:p>
      <text:p text:style-name="P5"><text:span text:style-name="T5"><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5"><text:span text:style-name="T5">KoFilter::ConversionStatus DocxXmlDocumentReader::read_tcMar()</text:span></text:p>
      <text:p text:style-name="P5"><text:span text:style-name="T5">『</text:span></text:p>
      <text:p text:style-name="P5"><text:span text:style-name="T5"><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9">void KWFrameLayout::layoutFramesOnPage(int pageNumber)</text:span></text:p>
      <text:p text:style-name="P10"><text:span text:style-name="T10">{</text:span></text:p>
      <text:p text:style-name="P10"><text:span text:style-name="T10"><text:s text:c="4"/>/* assumes all frames are there and will do layouting of all the frames</text:span></text:p>
      <text:p text:style-name="P10"><text:span text:style-name="T10"><text:s text:c="8"/>- headers/footers/main FS are positioned</text:span></text:p>
      <text:p text:style-name="P10"><text:span text:style-name="T10"><text:s text:c="8"/>- normal frames are clipped to page */</text:span></text:p>
      <text:p text:style-name="P10"><text:span text:style-name="T10"><text:s text:c="4"/>KWPage page = m_pageManager-&gt;page(pageNumber);</text:span></text:p>
      <text:p text:style-name="P10"><text:span text:style-name="T10"><text:s text:c="4"/>Q_ASSERT(page.isValid());</text:span></text:p>
      <text:p text:style-name="P10"><text:span text:style-name="T10"><text:s text:c="4"/>if (!page.isValid())</text:span></text:p>
      <text:p text:style-name="P10"><text:span text:style-name="T10"><text:s text:c="4"/>{</text:span></text:p>
      <text:p text:style-name="P10"><text:span text:style-name="T10"><text:s text:c="8"/>return;</text:span></text:p>
      <text:p text:style-name="P10"><text:span text:style-name="T10"><text:s text:c="4"/>}</text:span></text:p>
      <text:p text:style-name="P10"/>
      <text:p text:style-name="P10"><text:span text:style-name="T10"><text:s text:c="4"/>/* +-----------------+</text:span></text:p>
      <text:p text:style-name="P10"><text:span text:style-name="T10"><text:s text:c="7"/>| <text:s/>0 <text:s text:c="13"/>| &lt;- pageStyle-&gt;pageLayout()-&gt;topMargin + layout-&gt;topPadding</text:span></text:p>
      <text:p text:style-name="P10"><text:span text:style-name="T10"><text:s text:c="7"/>| <text:s/>1 <text:s/>[ header ] <text:s/>|</text:span></text:p>
      <text:p text:style-name="P10"><text:span text:style-name="T10"><text:s text:c="7"/>| <text:s/>2 <text:s text:c="13"/>| &lt;- pageStyle-&gt;headerDistance()</text:span></text:p>
      <text:p text:style-name="P10"><text:span text:style-name="T10"><text:s text:c="7"/>| <text:s/>3 <text:s/>[ maintxt ] |</text:span></text:p>
      <text:p text:style-name="P10"><text:span text:style-name="T10"><text:s text:c="7"/>| <text:s/>4 <text:s text:c="13"/>| &lt;- pageStyle-&gt;footerDistance()</text:span></text:p>
      <text:p text:style-name="P10"><text:span text:style-name="T10"><text:s text:c="7"/>| <text:s/>5 <text:s/>[ footer ] <text:s/>|</text:span></text:p>
      <text:p text:style-name="P10"><text:span text:style-name="T10"><text:s text:c="7"/>| <text:s/>6 <text:s text:c="13"/>| &lt;- pageStyle-&gt;pageLayout()-&gt;bottomMargin + layout-&gt;bottomPadding</text:span></text:p>
      <text:p text:style-name="P10"><text:span text:style-name="T10"><text:s text:c="7"/>+-----------------+ */</text:span></text:p>
      <text:p text:style-name="P10"/>
      <text:p text:style-name="P10"><text:span text:style-name="T10"><text:s text:c="4"/>// Create some data structures used for the layouting of the frames later</text:span></text:p>
      <text:p text:style-name="P10"><text:span text:style-name="T10"><text:s text:c="4"/>int minZIndex = INT_MAX;</text:span></text:p>
      <text:p text:style-name="P10"><text:span text:style-name="T10"><text:s text:c="4"/>qreal requestedHeight[7], minimumHeight[7], resultingPositions[7];</text:span></text:p>
      <text:p text:style-name="P10"><text:span text:style-name="T10"><text:s text:c="4"/>for (int i = 0; i &lt; 7; i++) <text:s text:c="2"/>// zero fill.</text:span></text:p>
      <text:p text:style-name="P10"><text:span text:style-name="T10"><text:s text:c="4"/>{</text:span></text:p>
      <text:p text:style-name="P10"><text:span text:style-name="T10"><text:s text:c="8"/>requestedHeight[i] = 0;</text:span></text:p>
      <text:p text:style-name="P10"><text:span text:style-name="T10"><text:s text:c="8"/>minimumHeight[i] = 0;</text:span></text:p>
      <text:p text:style-name="P10"><text:span text:style-name="T10"><text:s text:c="8"/>resultingPositions[i] = 0;</text:span></text:p>
      <text:p text:style-name="P10"><text:span text:style-name="T10"><text:s text:c="4"/>}</text:span></text:p>
      <text:p text:style-name="P10"/>
      <text:p text:style-name="P10"/>
      <text:p text:style-name="P10"><text:span text:style-name="T10">KoFilter::ConversionStatus DocxXmlDocumentReader::read_tblpPr()</text:span></text:p>
      <text:p text:style-name="P10"><text:span text:style-name="T10">{</text:span></text:p>
      <text:p text:style-name="P10"/>
      <text:p text:style-name="P10"><text:span text:style-name="T10"><text:s text:c="4"/>int bottom = 0, left =0, right = 0, top = 0;</text:span></text:p>
      <text:p text:style-name="P12"><text:s text:c="4"/>STRING_TO_INT(bottomFromText, bottom, QString("w:bottomFromText"));</text:p>
      <text:p text:style-name="P12"><text:s text:c="4"/>STRING_TO_INT(leftFromText, left, QString("w:leftFromText"));</text:p>
      <text:p text:style-name="P12"><text:s text:c="4"/>STRING_TO_INT(rightFromText, right, QString("w:rightFromText"));</text:p>
      <text:p text:style-name="P12"><text:s text:c="4"/>STRING_TO_INT(topFromText, top, QString("w:topFromText"));</text:p>
      <text:p text:style-name="P12">...</text:p>
      <text:p text:style-name="P12">}</text:p>
      <text:p text:style-name="P12"/>
      <text:p text:style-name="P12">void KoPageLayout::loadOdf(const KoXmlElement &amp;style)</text:p>
      <text:p text:style-name="P12">{</text:p>
      <text:p text:style-name="P12"/>
      <text:p text:style-name="P12">//出现读取的是默认值 topPadding bottomPadding</text:p>
      <text:p text:style-name="P12">}</text:p>
      <text:p text:style-name="P12"/>
      <text:p text:style-name="P12"/>
      <text:p text:style-name="P12"/>
      <text:p text:style-name="P12">docx xml 文档格式参考</text:p>
      <text:p text:style-name="P12">官方：</text:p>
      <text:p text:style-name="P12"><text:span text:style-name="T11">https://docs.microsoft.com/zh-cn/dotnet/api/documentformat.openxml.wordprocessing.topmargin?view=openxml-2.8.1</text:span></text:p>
      <text:p text:style-name="P12"/>
      <text:p text:style-name="P12"/>
      <text:p text:style-name="P12"><text:span text:style-name="T11">文档打开流程</text:span></text:p>
      <text:p text:style-name="P12">void KoPart::openExistingFile(const QUrl &amp;url)----------------》</text:p>
      <text:p text:style-name="P12">bool KoDocument::openUrl(const QUrl &amp;_url) -----------------&gt;</text:p>
      <text:p text:style-name="P12">bool KoDocument::openUrlInternal(const QUrl &amp;url)-----------&gt;</text:p>
      <text:p text:style-name="P12">bool openLocalFile()-----------&gt;</text:p>
      <text:p text:style-name="P12">bool KoDocument::openFile()------------&gt;</text:p>
      <text:p text:style-name="P12">QString KoFilterManager::importDocument(----&gt;</text:p>
      <text:p text:style-name="P12">KoFilter::ConversionStatus KoFilterChain::invokeChain()----&gt;</text:p>
      <text:p text:style-name="P12">KoFilter::ConversionStatus ChainLink::invokeFilter(----&gt;</text:p>
      <text:p text:style-name="P12">KoFilter::ConversionStatus KoOdfExporter::convert(-----------&gt;</text:p>
      <text:p text:style-name="P12">KoFilter::ConversionStatus MsooXmlImport::createDocument(-----------&gt;</text:p>
      <text:p text:style-name="P12">KoFilter::ConversionStatus MsooXmlImport::openFile(---------------&gt;</text:p>
      <text:p text:style-name="P12">KoFilter::ConversionStatus DocxImport::parseParts(----------------&gt;</text:p>
      <text:p text:style-name="P12">KoFilter::ConversionStatus MsooXmlImport::loadAndParseDocumentIfExists(</text:p>
      <text:p text:style-name="P12">KoFilter::ConversionStatus MsooXmlImport::loadAndParseDocumentInternal(</text:p>
      <text:p text:style-name="P12">....</text:p>
      <text:p text:style-name="P12">KoFilter::ConversionStatus DocxXmlDocumentReader::read(MSOOXML::MsooXmlReaderContext* context)</text:p>
      <text:p text:style-name="P12"/>
      <text:p text:style-name="P12">KoFilter::ConversionStatus DocxXmlDocumentReader::read_body()</text:p>
      <text:p text:style-name="P12"/>
      <text:p text:style-name="P12"/>
      <text:p text:style-name="P12"/>
      <text:p text:style-name="P12"/>
      <text:p text:style-name="P12"/>
      <text:p text:style-name="P12">？？？？？</text:p>
      <text:p text:style-name="P12">top <text:s/>bottom 值的来源？？？</text:p>
      <text:p text:style-name="P12">void TableStyleConverter::applyStyle(TableStyleProperties* styleProperties, KoCellStyle::Ptr&amp; style,</text:p>
      <text:p text:style-name="P12"><text:s text:c="37"/>int row, int column, const QPair&lt;int, int&gt; &amp;spans)</text:p>
      <text:p text:style-name="P12"/>
      <text:p text:style-name="P12"/>
      <text:p text:style-name="P12"/>
      <text:p text:style-name="P12"/>
      <text:p text:style-name="P12">？？？https://community.kde.org/Calligra/How_To_Use_libMSOOXML</text:p>
      <text:p text:style-name="P12"/>
      <text:p text:style-name="P12"/>
      <text:p text:style-name="P12">KoFilter::ConversionStatus DocxXmlDocumentReader::read_sectPr() 目前找到读取值错误更早地方？</text:p>
      <text:p text:style-name="P12">---&gt;此函数中 通过applyPageBorders 设置到参数中了</text:p>
      <text:p text:style-name="P12"/>
      <text:p text:style-name="P12"/>
      <text:p text:style-name="P12"/>
      <text:p text:style-name="P12"><text:span text:style-name="T12">//目前查询问题到绘制实现部分？？？</text:span><text:span text:style-name="T13">20210705</text:span></text:p>
      <text:p text:style-name="P12"><text:span text:style-name="T12">class WORDS_EXPORT KWPage : public KoTextPage</text:span></text:p>
      <text:p text:style-name="P12"/>
      <text:p text:style-name="P12"/>
      <text:p text:style-name="P12"/>
      <text:p text:style-name="P12"><text:span text:style-name="T12">//qreal KoTextLayoutArea::bottom() const 和 目前确认的每页文档的外围边框有关系</text:span></text:p>
      <text:p text:style-name="P12"><text:span text:style-name="T12">qreal KoTextLayoutArea::addLine(</text:span></text:p>
      <text:p text:style-name="P12"/>
      <text:p text:style-name="P12"><text:span text:style-name="T12">bool KoTextLayoutArea::layoutBlock(FrameIterator *cursor)？？？800行代码函数</text:span></text:p>
      <text:p text:style-name="P12"/>
      <text:p text:style-name="P12"/>
      <text:p text:style-name="P12"><text:span text:style-name="T12">KoTextLayoutArea::addLine( 是否行高度判断错误？20210707</text:span></text:p>
      <text:p text:style-name="P12"/>
      <text:p text:style-name="P12"/>
      <text:p text:style-name="P12">void KoTextDocumentLayout::layout()---&gt;bool KoTextDocumentLayout::doLayout()--&gt;</text:p>
      <text:p text:style-name="P12">bool KoTextLayoutRootArea::layoutRoot(FrameIterator *cursor)-&gt;</text:p>
      <text:p text:style-name="P12">bool KoTextLayoutArea::layout(FrameIterator *cursor)</text:p>
      <text:p text:style-name="P12"/>
      <text:p text:style-name="P13"/>
      <text:p text:style-name="P12"/>
      <text:p text:style-name="P12">bool KoDocument::loadOasisFromStore(KoStore *store)</text:p>
      <text:p text:style-name="P12">bool KWDocument::loadOdf(KoOdfReadStore &amp;odfStore)</text:p>
      <text:p text:style-name="P12">void KWDocument::endOfLoading() // called by both oasis and oldxml</text:p>
      <text:p text:style-name="P12">void KWDocument::relayout(QList&lt;KWFrameSet*&gt; framesets)</text:p>
      <text:p text:style-name="P12">KoTextLayoutRootArea* KWRootAreaProvider::provideNext(</text:p>
      <text:p text:style-name="P12">KWPage KWDocument::appendPage(const QString &amp;masterPageName)</text:p>
      <text:p text:style-name="P12">KWPage KWDocument::insertPage(int afterPageNum, const QString &amp;masterPageName)</text:p>
      <text:p text:style-name="P12">void KWFrameLayout::createNewFramesForPage(int pageNumber)</text:p>
      <text:p text:style-name="P12">void KWFrameLayout::layoutFramesOnPage(int pageNumber)</text:p>
      <text:p text:style-name="P12"/>
      <text:p text:style-name="P12"/>
      <text:p text:style-name="P12">bool KoTextLayoutArea::layout(FrameIterator *cursor)???</text:p>
      <text:p text:style-name="P12"/>
      <text:p text:style-name="P12"/>
      <text:p text:style-name="P12">[2页间的间隔？？？-----&gt;目前不对！！！！]</text:p>
      <text:p text:style-name="P12">d-&gt;y = rootArea-&gt;bottom() + qreal(50); // (post)Layout method(s) just set this</text:p>
      <text:p text:style-name="P12"><text:s text:c="8"/>// 50 just to separate pages</text:p>
      <text:p text:style-name="P12"><text:s text:c="8"/>currentAreaNumber++;</text:p>
      <text:p text:style-name="P12"/>
      <text:p text:style-name="P12"/>
      <text:p text:style-name="P12"/>
      <text:p text:style-name="P12">qreal bottomOfText = line.y() + line.height();??line.height()含义？</text:p>
      <text:p text:style-name="P12">//出现最后一行显示不够地方,目前修改地方；20210709 暂（if (bottomOfText &gt; (maximumAllowedBottom() -10）</text:p>
      <text:p text:style-name="P12">if (bottomOfText &gt; (maximumAllowedBottom() <text:s/>///</text:p>
      <text:p text:style-name="P12">在下面函数中</text:p>
      <text:p text:style-name="P12"><text:span text:style-name="T14">bool KoTextLayoutArea::layoutBlock(FrameIterator *cursor)</text:span></text:p>
      <text:p text:style-name="P12"/>
      <text:p text:style-name="P12"/>
      <text:p text:style-name="P8"/>
      <text:p text:style-name="P5"/>
      <text:h text:outline-level="1" text:style-name="P4"><text:span text:style-name="T5"><text:bookmark text:name="框架|outline4"/>框架</text:span></text:h>
      <text:h text:outline-level="2" text:style-name="P11"><text:span text:style-name="T5"><text:bookmark text:name="目录说明|outline5"/>目录说明</text:span></text:h>
      <text:p text:style-name="P5"><text:span text:style-name="T5">libs/* - 所有 koffice 使用的库</text:span></text:p>
      <text:p text:style-name="P5"><text:span text:style-name="T5">plugins/* - koffice 插件</text:span></text:p>
      <text:p text:style-name="P5"><text:span text:style-name="T5">kword/* - kword 代码</text:span></text:p>
      <text:p text:style-name="P5"><text:span text:style-name="T5">kword/part/* - kword kpart。kword 是作为一部分实现的，因此可以将其嵌入到其他 KDE 应用程序中</text:span></text:p>
      <text:p text:style-name="P5"/>
      <text:p text:style-name="P5"><text:span text:style-name="T5">libs/store</text:span></text:p>
      <text:p text:style-name="P5"><text:span text:style-name="T5">ODF 实际上是一个 zip 存档。'store' 库实现了文件存储的读/写——它可以从 tgz、zip、tar 存储中提取文件的内容。</text:span></text:p>
      <text:p text:style-name="P5"/>
      <text:p text:style-name="P5"><text:span text:style-name="T5">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5"/>
      <text:p text:style-name="P5"><text:span text:style-name="T5">KoXmlReader 和 KoXmlWriter 可以读写 XML。它是 QDom API 的替代实现。它存在是因为 QDom 很慢。API 是一个精确的副本，以便能够轻松地在 QDom 之间进行切换。</text:span></text:p>
      <text:p text:style-name="P5"/>
      <text:p text:style-name="P5"><text:span text:style-name="T5">libs/odf</text:span></text:p>
      <text:p text:style-name="P5"><text:span text:style-name="T5">这个库提供了加载 odf 文件的类。</text:span></text:p>
      <text:p text:style-name="P5"/>
      <text:p text:style-name="P5"><text:span text:style-name="T5">KoXmlNS 包含常见的 ODF XML 命名空间。</text:span></text:p>
      <text:p text:style-name="P5"/>
      <text:p text:style-name="P5"><text:span text:style-name="T5">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5"/>
      <text:p text:style-name="P5"><text:span text:style-name="T5">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5"/>
      <text:p text:style-name="P5"><text:span text:style-name="T5">KoUnit 可帮助您从一种度量转换为另一种度量（例如 px 到 pt）。</text:span></text:p>
      <text:p text:style-name="P5"/>
      <text:p text:style-name="P5"><text:span text:style-name="T5">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5"/>
      <text:p text:style-name="P5"><text:span text:style-name="T5">KoOdfLoadingContext 将加载 odf 期间使用的所有对象绑定在一起。您会发现此上下文对象正在传递，因此您可以随时访问以下内容：</text:span></text:p>
      <text:p text:style-name="P5"/>
      <text:p text:style-name="P5"><text:span text:style-name="T5">KoStore（即 odf）</text:span></text:p>
      <text:p text:style-name="P5"><text:span text:style-name="T5">KoOdfStylesReader（即 odf 中的样式）</text:span></text:p>
      <text:p text:style-name="P5"><text:span text:style-name="T5">KoStyleStack</text:span></text:p>
      <text:p text:style-name="P5"><text:span text:style-name="T5">您可以调用 fillStyleStack()，然后使用 styleStack().property(/*"font-weight"*/) 访问样式的值</text:span></text:p>
      <text:p text:style-name="P5"><text:span text:style-name="T5">todo</text:span></text:p>
      <text:p text:style-name="P5"/>
      <text:p text:style-name="P5"><text:span text:style-name="T5">KoGenStyle</text:span></text:p>
      <text:p text:style-name="P5"><text:span text:style-name="T5">KoGenStyles</text:span></text:p>
      <text:p text:style-name="P5"><text:span text:style-name="T5">写商店</text:span></text:p>
      <text:p text:style-name="P5"/>
      <text:p text:style-name="P5"/>
      <text:p text:style-name="P5"><text:span text:style-name="T5">libs/main</text:span></text:p>
      <text:p text:style-name="P5"><text:span text:style-name="T5">这包含在所有 KOffice 应用程序中使用的文档/视图基础结构。KOffice 应用程序根据其需要将这里的类子类化。</text:span></text:p>
      <text:p text:style-name="P5"/>
      <text:p text:style-name="P5"><text:span text:style-name="T5">KoDocument 是文档。它有一个虚拟函数 loadOdf，预计将由适当的 koffice 应用程序实现。当用户单击 File-&gt;Open 时，它最终会在 KoDocument::loadOdf() 中结束。</text:span></text:p>
      <text:p text:style-name="P5"/>
      <text:p text:style-name="P5"/>
      <text:p text:style-name="P5"><text:span text:style-name="T5">libs/flake</text:span></text:p>
      <text:p text:style-name="P5"><text:span text:style-name="T5">Flake 库提供了用于在画布上创建和操作项目的基础设施（类似于 GraphicsView 但 flake 早于它）。该库包含 3 个重要概念：</text:span></text:p>
      <text:p text:style-name="P5"/>
      <text:p text:style-name="P5"><text:span text:style-name="T5">形状 - 形状示例包括文本形状、图像形状、视频形状等。形状可能不是矩形。形状可以并排放置、嵌套、分组和随意布局。想想嵌入在文字/文本文档中的图像和视频。</text:span></text:p>
      <text:p text:style-name="P5"><text:span text:style-name="T5">工具 - 工具处理输入（鼠标、键盘、平板电脑）。每个输入设备都有一个“默认工具”。当用户使用输入设备操作形状时，事件由画布转发到当前工具。</text:span></text:p>
      <text:p text:style-name="P5"><text:span text:style-name="T5">Dockers - Dockers 提供 UI 来操作形状。例如，“粗体”、“下划线”按钮都是“textshape 泊坞窗”的一部分。</text:span></text:p>
      <text:p text:style-name="P5"><text:span text:style-name="T5">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5"/>
      <text:p text:style-name="P5"><text:span text:style-name="T5">KoShapeFactory 有一个名为 KoShapeFactory::supports(KoXmlElement) 的方法，可用于检查形状是否支持加载特定的 XML。KoShapeFactory 根据需要创建具体的 KoShape。</text:span></text:p>
      <text:p text:style-name="P5"/>
      <text:p text:style-name="P5"><text:span text:style-name="T5">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5"/>
      <text:p text:style-name="P5"><text:span text:style-name="T5">形状被放置在画布内 - 混凝土画布是 KoCanvasBase 的衍生物。例如，KWord 重新实现了 KoCanvasBase (KWCanvas) 以实现“基于页面”的画布。画布使用 KoShapeManager 跟踪其中的所有形状。</text:span></text:p>
      <text:p text:style-name="P5"/>
      <text:p text:style-name="P5"><text:span text:style-name="T5">KoShapeManager 可以告诉您给定点的形状。此外，它还有助于将当前选择作为当前选择的形状列表进行跟踪（使用 KoSelection）。</text:span></text:p>
      <text:p text:style-name="P5"/>
      <text:p text:style-name="P5"><text:span text:style-name="T5">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5"/>
      <text:p text:style-name="P5"><text:span text:style-name="T5">Docker 由工具类本身提供。docker/option 小部件通过 KoTool::createOptionsWidget() 返回。</text:span></text:p>
      <text:p text:style-name="P5"/>
      <text:p text:style-name="P5"><text:span text:style-name="T5">KoShapeLoadingContext 在加载形状时提供上下文。它是使用 KoOdfLoadingContext 构建的。此外，它还维护一个 QMap&lt;QString, KoSharedLoadingData *&gt;。给定一个“唯一 ID”，您可以检索 KoSharedLoadingData。</text:span></text:p>
      <text:p text:style-name="P5"/>
      <text:p text:style-name="P5"/>
      <text:p text:style-name="P5"><text:span text:style-name="T5">libs/kotext</text:span></text:p>
      <text:p text:style-name="P5"/>
      <text:p text:style-name="P5"><text:span text:style-name="T5">该库建立在 Qt Scribe 框架之上，以将 ODF 特定功能添加到 QTextDocument。该库的职责是将 ODF 适当地转换为 QTextDocument，反之亦然。它还使用 KoTextDocumentLayout 执行内容的呈现和布局。</text:span></text:p>
      <text:p text:style-name="P5"/>
      <text:p text:style-name="P5"><text:span text:style-name="T5">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5"/>
      <text:p text:style-name="P5"/>
      <text:p text:style-name="P5"><text:span text:style-name="T5">libs/kotext/opendocument/</text:span></text:p>
      <text:p text:style-name="P5"/>
      <text:p text:style-name="P5"><text:span text:style-name="T5">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5"/>
      <text:p text:style-name="P5"><text:span text:style-name="T5">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5"/>
      <text:p text:style-name="P5"/>
      <text:p text:style-name="P5"><text:span text:style-name="T5">libs/kotext/styles/</text:span></text:p>
      <text:p text:style-name="P5"><text:span text:style-name="T5">KoParagraphStyle、KoCharacterStyle 可以加载/保存 ODF 的段落和文本样式。它们将属性存储为 QMap&lt;int property, QVariant value&gt;。您可以使用 ::applyStyle() 将这些属性从地图复制到 QTextBlockFormat 或 QTextCharFormat。</text:span></text:p>
      <text:p text:style-name="P5"/>
      <text:p text:style-name="P5"><text:span text:style-name="T5">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5"/>
      <text:p text:style-name="P5"><text:span text:style-name="T5">int uniqueId = format.intProperty(KoCharacterStyle::StyleId);</text:span></text:p>
      <text:p text:style-name="P5"><text:span text:style-name="T5">KoCharacterStyle *style = styleManager-&gt;characterStyle(uniqueId);</text:span></text:p>
      <text:p text:style-name="P5"><text:span text:style-name="T5">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5"/>
      <text:p text:style-name="P5"/>
      <text:p text:style-name="P5"/>
      <text:p text:style-name="P5"><text:span text:style-name="T5">Other libraries</text:span></text:p>
      <text:p text:style-name="P5"><text:span text:style-name="T5">libs/pigment</text:span></text:p>
      <text:p text:style-name="P5"/>
      <text:p text:style-name="P5"><text:span text:style-name="T5">Krita 的东西，所以这里是一个非常简短的介绍。从我从wiki.kde.org 了解到的：</text:span></text:p>
      <text:p text:style-name="P5"/>
      <text:p text:style-name="P5"><text:span text:style-name="T5">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5"/>
      <text:p text:style-name="P5"><text:span text:style-name="T5">长期目标是在办公室使用颜料（包括 kword）</text:span></text:p>
      <text:p text:style-name="P5"/>
      <text:p text:style-name="P5"/>
      <text:p text:style-name="P5"><text:span text:style-name="T5">libs/koproperty</text:span></text:p>
      <text:p text:style-name="P5"/>
      <text:p text:style-name="P5"><text:span text:style-name="T5">通用属性框架。该框架的主要类是：</text:span></text:p>
      <text:p text:style-name="P5"/>
      <text:p text:style-name="P5"><text:span text:style-name="T5">属性，表示具有自己的类型和值的单个属性</text:span></text:p>
      <text:p text:style-name="P5"><text:span text:style-name="T5">Set，一组属性</text:span></text:p>
      <text:p text:style-name="P5"><text:span text:style-name="T5">Editor，用于显示和编辑 Set 对象提供的属性的小部件。每个属性都有自己的行，使用 EditorItem 对象在编辑器小部件中显示。</text:span></text:p>
      <text:p text:style-name="P5"><text:span text:style-name="T5">如果用户选择给定项目，小部件类为 EditorItem 对象提供编辑功能。</text:span></text:p>
      <text:p text:style-name="P5"><text:span text:style-name="T5">该框架目前由 Kexi 使用。属性编辑器小部件看起来像 Qt 设计器中的那个。</text:span></text:p>
      <text:p text:style-name="P5"/>
      <text:p text:style-name="P5"><text:span text:style-name="T5">libs/kopageapp</text:span></text:p>
      <text:p text:style-name="P5"><text:span text:style-name="T5">KoPageApp 是构建在 flake 之上的画布和“页面”实现，用于具有不同页面的应用程序。KPresenter、Kivio 都建立在它之上。KWord 还没有使用 kopageapp，因为 KWord 分页是在 kopageapp 之前编写的。</text:span></text:p>
      <text:p text:style-name="P5"/>
      <text:p text:style-name="P5"/>
      <text:p text:style-name="P5"/>
      <text:p text:style-name="P5"><text:span text:style-name="T5">plugins/textshape：</text:span></text:p>
      <text:p text:style-name="P5"><text:span text:style-name="T5">文本形状插件实现了文本形状。它提供了可以操作文本的工具和泊坞窗。</text:span></text:p>
      <text:p text:style-name="P5"/>
      <text:p text:style-name="P5"><text:span text:style-name="T5">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5"/>
      <text:p text:style-name="P5"/>
      <text:p text:style-name="P5"/>
      <text:p text:style-name="P5"><text:span text:style-name="T5">kword/part</text:span></text:p>
      <text:p text:style-name="P5"><text:span text:style-name="T5">这是“主要”kword 代码。它也是一个 kpart，使我们能够将它嵌入到其他 KDE 应用程序中。</text:span></text:p>
      <text:p text:style-name="P5"/>
      <text:p text:style-name="P5"><text:span text:style-name="T5">这包含特定于 kword 的 libs/main 中的类的专业化。</text:span></text:p>
      <text:p text:style-name="P5"/>
      <text:p text:style-name="P5"><text:span text:style-name="T5">KWDocument 是 KoDocument 的子类，它实现 KoDocument::loadOdf() 来加载文本 odf 文档。它使用 KWOdfLoader 来帮助它加载 odf 文档。KWOdfLoader::load() 是所有动作的开始。</text:span></text:p>
      <text:p text:style-name="P5"/>
      <text:p text:style-name="P5"><text:span text:style-name="T5">Summary</text:span></text:p>
      <text:p text:style-name="P5"><text:span text:style-name="T5">The following shows the steps taken by KWord to load an odf. Code reads much faster than words, so here is the pseudo code:</text:span></text:p>
      <text:p text:style-name="P5"/>
      <text:p text:style-name="P5"><text:span text:style-name="T5">KoOdfReadStore</text:span></text:p>
      <text:p text:style-name="P5"><text:span text:style-name="T5">KoOdfReadStore::KoOdfReadStore(KoStore *store)<text:s/></text:span></text:p>
      <text:p text:style-name="P5"><text:span text:style-name="T5">{</text:span></text:p>
      <text:p text:style-name="P5"><text:span text:style-name="T5">}</text:span></text:p>
      <text:p text:style-name="P5"><text:span text:style-name="T5">KoOdfReadStore::loadAndParse()<text:s/></text:span></text:p>
      <text:p text:style-name="P5"><text:span text:style-name="T5">{</text:span></text:p>
      <text:p text:style-name="P5"><text:span text:style-name="T5"><text:s text:c="4"/>// The code below caches the styles as<text:s/></text:span></text:p>
      <text:p text:style-name="P5"><text:span text:style-name="T5"><text:s text:c="4"/>// QHash&lt;QString /*family*/, QMap&lt;QString /*stylename*/, KoXmlElement *&gt; in the KoOdfStyleReader</text:span></text:p>
      <text:p text:style-name="P5"><text:span text:style-name="T5"><text:s text:c="4"/>stylesReader-&gt;createStylesMap(KoXmlDocument("styles.xml")); // stylesReader is member variable</text:span></text:p>
      <text:p text:style-name="P5"><text:span text:style-name="T5"><text:s text:c="4"/>stylesReader-&gt;createStylesMap(KoXmlDocument("contents.xml"));</text:span></text:p>
      <text:p text:style-name="P5"><text:span text:style-name="T5">}</text:span></text:p>
      <text:p text:style-name="P5"><text:span text:style-name="T5">KWDocument</text:span></text:p>
      <text:p text:style-name="P5"><text:span text:style-name="T5">KWDocument::KWDocument()<text:s/></text:span></text:p>
      <text:p text:style-name="P5"><text:span text:style-name="T5">{</text:span></text:p>
      <text:p text:style-name="P5"><text:span text:style-name="T5"><text:s text:c="4"/>foreach(shapeFactory, registeredShapeFactories)<text:s/></text:span></text:p>
      <text:p text:style-name="P5"><text:span text:style-name="T5"><text:s text:c="4"/>{</text:span></text:p>
      <text:p text:style-name="P5"><text:span text:style-name="T5"><text:s text:c="8"/>shapeFactory-&gt;initializeDataCanterMap(m_datacenter); // so now we can use m_datacenter["StyleManager"]</text:span></text:p>
      <text:p text:style-name="P5"><text:span text:style-name="T5"><text:s text:c="61"/>// to get KoStyleManager</text:span></text:p>
      <text:p text:style-name="P5"><text:span text:style-name="T5"><text:s text:c="4"/>}</text:span></text:p>
      <text:p text:style-name="P5"><text:span text:style-name="T5">}</text:span></text:p>
      <text:p text:style-name="P5"><text:span text:style-name="T5">KWDocument::loadOdf(KoOdfReadStore readStore)<text:s/></text:span></text:p>
      <text:p text:style-name="P5"><text:span text:style-name="T5">{</text:span></text:p>
      <text:p text:style-name="P5"><text:span text:style-name="T5"><text:s text:c="4"/>KWOdfLoader loader;</text:span></text:p>
      <text:p text:style-name="P5"><text:span text:style-name="T5"><text:s text:c="4"/>loader.load(readStore);</text:span></text:p>
      <text:p text:style-name="P5"><text:span text:style-name="T5">}</text:span></text:p>
      <text:p text:style-name="P5"><text:span text:style-name="T5">KWOdfLoader</text:span></text:p>
      <text:p text:style-name="P5"><text:span text:style-name="T5">KWOdfLoader::loadOdf(KoOdfReadStore readStore)<text:s/></text:span></text:p>
      <text:p text:style-name="P5"><text:span text:style-name="T5">{</text:span></text:p>
      <text:p text:style-name="P5"><text:span text:style-name="T5"><text:s text:c="4"/>KoOdfLoadingContext odfContext(readStore.styles() /* KoOdfStyleReader */, readStore.store() /* KoStore */);</text:span></text:p>
      <text:p text:style-name="P5"><text:span text:style-name="T5"><text:s text:c="4"/>KoShapeLoadingContext shapeContext(odfContext);<text:s text:c="2"/></text:span></text:p>
      <text:p text:style-name="P5"><text:span text:style-name="T5"><text:s/></text:span></text:p>
      <text:p text:style-name="P5"><text:span text:style-name="T5"><text:s text:c="4"/>KoTextSharedLoadingData *sharedData = new KoTextSharedLoadingData; // the real code creates KWOdfSharedLoadingData</text:span></text:p>
      <text:p text:style-name="P5"><text:span text:style-name="T5"><text:s text:c="71"/>// (no idea why it exists)</text:span></text:p>
      <text:p text:style-name="P5"><text:span text:style-name="T5"><text:s text:c="4"/>sharedData-&gt;loadOdfStyles(odfContext, m_datacenter["StyleManager"]); // now we have loaded up all the styles! (see below)</text:span></text:p>
      <text:p text:style-name="P5"><text:span text:style-name="T5"><text:s text:c="4"/>shapeContext.addSharedData(KOTEXT_SHARED_LOADING_ID, sharedData); // remember the QMap&lt;QString, KoSharedLoadingData *&gt; ?<text:s/></text:span></text:p>
      <text:p text:style-name="P5"><text:span text:style-name="T5"><text:s text:c="4"/>// good, now lets create the shape</text:span></text:p>
      <text:p text:style-name="P5"><text:span text:style-name="T5"><text:s text:c="4"/>KoShape *textShape = get_the_textshapefactory_and_then_create_an_instance(); // see TextShape below</text:span></text:p>
      <text:p text:style-name="P5"><text:span text:style-name="T5"><text:s text:c="4"/>KoTextShapeData *shapeData = textShape-&gt;userData();</text:span></text:p>
      <text:p text:style-name="P5"><text:span text:style-name="T5"><text:s text:c="4"/>shapeData-&gt;loadOdf(readStore.contentDoc().getElement("text"), shapeContext); // load data from the "text" element</text:span></text:p>
      <text:p text:style-name="P5"><text:span text:style-name="T5">}</text:span></text:p>
      <text:p text:style-name="P5"><text:span text:style-name="T5">TextShape</text:span></text:p>
      <text:p text:style-name="P5"><text:span text:style-name="T5">TextShape::TextShape()</text:span></text:p>
      <text:p text:style-name="P5"><text:span text:style-name="T5">{</text:span></text:p>
      <text:p text:style-name="P5"><text:span text:style-name="T5"><text:s text:c="4"/>m_userData = new KoTextShapeUserData</text:span></text:p>
      <text:p text:style-name="P5"><text:span text:style-name="T5"><text:s text:c="4"/>setUserData(m_userData);</text:span></text:p>
      <text:p text:style-name="P5"><text:span text:style-name="T5"><text:s text:c="4"/>m_userData-&gt;document()-&gt;setDocumentLayout(new Layout); // Layout derives from KoTextDocumentLayout</text:span></text:p>
      <text:p text:style-name="P5"><text:span text:style-name="T5">}</text:span></text:p>
      <text:p text:style-name="P5"><text:span text:style-name="T5">KoTextSharedLoadingData</text:span></text:p>
      <text:p text:style-name="P5"><text:span text:style-name="T5">KoTextSharedLoadingData::loadOdfStyles(KoOdfSharedLoadingContext context, KoStyleManager *manager)<text:s/></text:span></text:p>
      <text:p text:style-name="P5"><text:span text:style-name="T5">{</text:span></text:p>
      <text:p text:style-name="P5"><text:span text:style-name="T5"><text:s text:c="4"/>get_styles_out_of_stylesReader; // context.styles() returns the KoOdfStylesReader</text:span></text:p>
      <text:p text:style-name="P5"><text:span text:style-name="T5"><text:s text:c="4"/>parse automatic paragraph, list, character styles in content.xml</text:span></text:p>
      <text:p text:style-name="P5"><text:span text:style-name="T5"><text:s text:c="4"/>parse automatic paragraph, list, character styles in styles.xml</text:span></text:p>
      <text:p text:style-name="P5"><text:span text:style-name="T5"><text:s text:c="4"/>insert office:styles into the manager</text:span></text:p>
      <text:p text:style-name="P5"><text:span text:style-name="T5">}</text:span></text:p>
      <text:p text:style-name="P5"><text:span text:style-name="T5">KoTextShapeData</text:span></text:p>
      <text:p text:style-name="P5"><text:span text:style-name="T5">KoTextShapeData::KoTextShapeData()<text:s/></text:span></text:p>
      <text:p text:style-name="P5"><text:span text:style-name="T5">{</text:span></text:p>
      <text:p text:style-name="P5"><text:span text:style-name="T5"><text:s text:c="5"/>m_document = new QTextDocument();</text:span></text:p>
      <text:p text:style-name="P5"><text:span text:style-name="T5">}</text:span></text:p>
      <text:p text:style-name="P5"><text:span text:style-name="T5">KoTextShapeData::loadOdf(KoXmlElement text, KoShapeLoadingContext context)<text:s/></text:span></text:p>
      <text:p text:style-name="P5"><text:span text:style-name="T5">{</text:span></text:p>
      <text:p text:style-name="P5"><text:span text:style-name="T5"><text:s text:c="4"/>KoTextLoader loader(context);</text:span></text:p>
      <text:p text:style-name="P5"><text:span text:style-name="T5"><text:s text:c="4"/>loader.loadBody(text, m_document);</text:span></text:p>
      <text:p text:style-name="P5"><text:span text:style-name="T5">}</text:span></text:p>
      <text:p text:style-name="P5"><text:span text:style-name="T5">KoTextLoader</text:span></text:p>
      <text:p text:style-name="P5"><text:span text:style-name="T5">KoTextLoader::loadBody(KoXmlElement text, QTextDocument *document)<text:s/></text:span></text:p>
      <text:p text:style-name="P5"><text:span text:style-name="T5">{</text:span></text:p>
      <text:p text:style-name="P5"><text:span text:style-name="T5"><text:s text:c="4"/>inspect the text element;</text:span></text:p>
      <text:p text:style-name="P5"><text:span text:style-name="T5"><text:s text:c="4"/>if paragraph loadParagraph(), else if list loadList() and so on;</text:span></text:p>
      <text:p text:style-name="P5"><text:span text:style-name="T5"><text:s text:c="4"/>uses the QTextCursor API to insert stuff in document;</text:span></text:p>
      <text:p text:style-name="P5"><text:span text:style-name="T5">}</text:span></text:p>
      <text:p text:style-name="P5"><text:span text:style-name="T5">KoTextLoader::loadParagraph(KoXmlElement para)<text:s/></text:span></text:p>
      <text:p text:style-name="P5"><text:span text:style-name="T5">{</text:span></text:p>
      <text:p text:style-name="P5"><text:span text:style-name="T5"><text:s text:c="4"/>if (para_has_style_attribute) {</text:span></text:p>
      <text:p text:style-name="P5"><text:span text:style-name="T5"><text:s text:c="8"/>KoParagraphStyle *style = context.sharedData(KOTEXT_SHARED_LOADING_ID).paragraphStyle(style_attribute_value);</text:span></text:p>
      <text:p text:style-name="P5"><text:span text:style-name="T5"><text:s text:c="4"/>}</text:span></text:p>
      <text:p text:style-name="P5"><text:span text:style-name="T5"><text:s text:c="4"/>insert_block; // QTextCursor API</text:span></text:p>
      <text:p text:style-name="P5"><text:span text:style-name="T5"><text:s text:c="4"/>style-&gt;appleStyle(newlyInsertedBlock); // merges properties of block and the style</text:span></text:p>
      <text:p text:style-name="P5"><text:span text:style-name="T5">}</text:span></text:p>
      <text:p text:style-name="P5"><text:span text:style-name="T5">KoParagraphStyle</text:span></text:p>
      <text:p text:style-name="P5"><text:span text:style-name="T5">KoParagraphStyle::applyStyle(KoXmlElement element, KoOdfLoadingContext context)<text:s/></text:span></text:p>
      <text:p text:style-name="P5"><text:span text:style-name="T5">{</text:span></text:p>
      <text:p text:style-name="P5"><text:span text:style-name="T5"><text:s text:c="4"/>context.addStyles(element, "paragraph"); // load me and all my parents in the context.styleStack()</text:span></text:p>
      <text:p text:style-name="P5"><text:span text:style-name="T5"><text:s text:c="4"/>context.styleStack().setTypeProperities("paragraph"); // Use &lt;style:paragraph-properties&gt;</text:span></text:p>
      <text:p text:style-name="P5"><text:span text:style-name="T5"><text:s text:c="58"/>// to return ::property() values (see below)</text:span></text:p>
      <text:p text:style-name="P5"><text:span text:style-name="T5"><text:s text:c="4"/>loadOdfProperties(context.styleStack());</text:span></text:p>
      <text:p text:style-name="P5"><text:span text:style-name="T5">}</text:span></text:p>
      <text:p text:style-name="P5"><text:span text:style-name="T5">KoParagraphStyle::loadOdfProperties(KoOdfStyleStack stack)<text:s/></text:span></text:p>
      <text:p text:style-name="P5"><text:span text:style-name="T5">{</text:span></text:p>
      <text:p text:style-name="P5"><text:span text:style-name="T5"><text:s text:c="4"/>query and save all values we support. for eg. stack.property(KoXmlNS::fo, "background-color");</text:span></text:p>
      <text:p text:style-name="P5"><text:span text:style-name="T5">}</text:span></text:p>
      <text:p text:style-name="P5"/>
      <text:p text:style-name="P5"/>
      <text:h text:outline-level="2" text:style-name="P11"><text:span text:style-name="T5"><text:bookmark text:name="--------------------example--------------------------------|outline6"/>--------------------example--------------------------------</text:span></text:h>
      <text:p text:style-name="P5"><text:span text:style-name="T5">Do the groundwork - create a shape</text:span></text:p>
      <text:p text:style-name="P5"><text:span text:style-name="T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5"/>
      <text:p text:style-name="P5"><text:span text:style-name="T5">What you might be interested in is the setSize() and size() method which set the available size to the shape. Some shapes define the size they need on their own so they reimplement size() to return the size they have.</text:span></text:p>
      <text:p text:style-name="P5"/>
      <text:p text:style-name="P5"><text:span text:style-name="T5">An example for this is the KoFormulaShape. A formula has a fixed size due to its contents and so KoFormulaShape reimplements the size() method. If your shape has a special outline, reimplement outline() to return your shape's outline correctly.</text:span></text:p>
      <text:p text:style-name="P5"/>
      <text:p text:style-name="P5"><text:span text:style-name="T5">The rotation, scaling and skewing is done through a matrix and so you don't need to care about it.</text:span></text:p>
      <text:p text:style-name="P5"/>
      <text:p text:style-name="P5"><text:span text:style-name="T5">So here is an example how your code might look like:</text:span></text:p>
      <text:p text:style-name="P5"/>
      <text:p text:style-name="P5"><text:span text:style-name="T5">#include &lt;KoShape.h&gt;</text:span></text:p>
      <text:p text:style-name="P5"/>
      <text:p text:style-name="P5"><text:span text:style-name="T5">class KoFooShape : public KoShape<text:s/></text:span></text:p>
      <text:p text:style-name="P5"><text:span text:style-name="T5">{</text:span></text:p>
      <text:p text:style-name="P5"><text:span text:style-name="T5">public:</text:span></text:p>
      <text:p text:style-name="P5"><text:span text:style-name="T5"><text:s text:c="4"/>KoFooShape();</text:span></text:p>
      <text:p text:style-name="P5"><text:span text:style-name="T5"><text:s text:c="4"/>~KoFooShape();</text:span></text:p>
      <text:p text:style-name="P5"/>
      <text:p text:style-name="P5"><text:span text:style-name="T5"><text:s text:c="4"/>// absolutly necessary:</text:span></text:p>
      <text:p text:style-name="P5"><text:span text:style-name="T5"><text:s text:c="4"/>void paint( QPainter &amp;painter,</text:span></text:p>
      <text:p text:style-name="P5"><text:span text:style-name="T5"><text:s text:c="16"/>const KoViewConverter &amp;converter );</text:span></text:p>
      <text:p text:style-name="P5"><text:span text:style-name="T5"><text:s text:c="4"/>virtual bool loadOdf(const KoXmlElement &amp; element, KoShapeLoadingContext &amp;context);</text:span></text:p>
      <text:p text:style-name="P5"><text:span text:style-name="T5"><text:s text:c="4"/>virtual void saveOdf(KoShapeSavingContext &amp; context) const;</text:span></text:p>
      <text:p text:style-name="P5"/>
      <text:p text:style-name="P5"><text:span text:style-name="T5">private:</text:span></text:p>
      <text:p text:style-name="P5"><text:span text:style-name="T5"><text:s text:c="4"/>SomeDataClass* m_dataClass;</text:span></text:p>
      <text:p text:style-name="P5"><text:span text:style-name="T5">};</text:span></text:p>
      <text:p text:style-name="P5"><text:span text:style-name="T5">Make your shape loadable - create a factory and a plugin</text:span></text:p>
      <text:p text:style-name="P5"><text:span text:style-name="T5">Now when you have created your shape class and implemented all the necessary things to make it at least compile you can think about the loading of your shape.</text:span></text:p>
      <text:p text:style-name="P5"/>
      <text:p text:style-name="P5"><text:span text:style-name="T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5"/>
      <text:p text:style-name="P5"><text:span text:style-name="T5">KoShape* createDefaultShape() const;</text:span></text:p>
      <text:p text:style-name="P5"><text:span text:style-name="T5">KoShape* createShape( const KoProperties* params ) const;</text:span></text:p>
      <text:p text:style-name="P5"><text:span text:style-name="T5">An example factory class definition:</text:span></text:p>
      <text:p text:style-name="P5"/>
      <text:p text:style-name="P5"><text:span text:style-name="T5">class FooShapeFactory : public KoShapeFactory {</text:span></text:p>
      <text:p text:style-name="P5"><text:span text:style-name="T5">public:</text:span></text:p>
      <text:p text:style-name="P5"><text:span text:style-name="T5"><text:s text:c="4"/>FooShapeFactory( QObject *parent );</text:span></text:p>
      <text:p text:style-name="P5"/>
      <text:p text:style-name="P5"><text:span text:style-name="T5"><text:s text:c="4"/>KoShape* createDefaultShape() const;</text:span></text:p>
      <text:p text:style-name="P5"><text:span text:style-name="T5"><text:s text:c="4"/>KoShape* createShape(const KoProperties* params) const;</text:span></text:p>
      <text:p text:style-name="P5"><text:span text:style-name="T5">};</text:span></text:p>
      <text:p text:style-name="P5"><text:span text:style-name="T5">The according implementation:</text:span></text:p>
      <text:p text:style-name="P5"/>
      <text:p text:style-name="P5"><text:span text:style-name="T5">FooShapeFactory::FooShapeFactory(QObject* parent)<text:s/></text:span></text:p>
      <text:p text:style-name="P5"><text:span text:style-name="T5"><text:s text:c="3"/>: KoShapeFactory( parent, "FooShape",</text:span></text:p>
      <text:p text:style-name="P5"><text:span text:style-name="T5"><text:s text:c="21"/>i18n("Foo Shape") )</text:span></text:p>
      <text:p text:style-name="P5"><text:span text:style-name="T5">{</text:span></text:p>
      <text:p text:style-name="P5"><text:span text:style-name="T5"><text:s text:c="4"/>setToolTip( i18n("A foo shape") );</text:span></text:p>
      <text:p text:style-name="P5"><text:span text:style-name="T5">}</text:span></text:p>
      <text:p text:style-name="P5"/>
      <text:p text:style-name="P5"><text:span text:style-name="T5">KoShape* FooShapeFactory::createDefaultShape() const</text:span></text:p>
      <text:p text:style-name="P5"><text:span text:style-name="T5">{</text:span></text:p>
      <text:p text:style-name="P5"><text:span text:style-name="T5"><text:s text:c="4"/>KoFooShape* fooShape = new KoFooShape();</text:span></text:p>
      <text:p text:style-name="P5"><text:span text:style-name="T5"><text:s text:c="4"/>// set defaults</text:span></text:p>
      <text:p text:style-name="P5"><text:span text:style-name="T5"><text:s text:c="4"/>return fooShape;</text:span></text:p>
      <text:p text:style-name="P5"><text:span text:style-name="T5">}</text:span></text:p>
      <text:p text:style-name="P5"/>
      <text:p text:style-name="P5"><text:span text:style-name="T5">KoShape* FooShapeFactory::createShape(</text:span></text:p>
      <text:p text:style-name="P5"><text:span text:style-name="T5"><text:s text:c="28"/>const KoProperties* params ) const</text:span></text:p>
      <text:p text:style-name="P5"><text:span text:style-name="T5">{</text:span></text:p>
      <text:p text:style-name="P5"><text:span text:style-name="T5"><text:s text:c="4"/>KoFooShape* fooShape = new KoFooShape();</text:span></text:p>
      <text:p text:style-name="P5"><text:span text:style-name="T5"><text:s text:c="4"/>// use the params</text:span></text:p>
      <text:p text:style-name="P5"><text:span text:style-name="T5"><text:s text:c="4"/>return fooShape;</text:span></text:p>
      <text:p text:style-name="P5"><text:span text:style-name="T5">}</text:span></text:p>
      <text:p text:style-name="P5"><text:span text:style-name="T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5"/>
      <text:p text:style-name="P5"><text:span text:style-name="T5">To register we would have to make a call like this:</text:span></text:p>
      <text:p text:style-name="P5"/>
      <text:p text:style-name="P5"><text:span text:style-name="T5">KoShapeRegistry::instance()-&gt;add( new FooShapeFactory( parent ) );</text:span></text:p>
      <text:p text:style-name="P5"><text:span text:style-name="T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5"/>
      <text:p text:style-name="P5"><text:span text:style-name="T5">The registration is done within the constructor of the FooShapePlugin class. This is a very simple class that represents the plugin and does registration.</text:span></text:p>
      <text:p text:style-name="P5"/>
      <text:p text:style-name="P5"><text:span text:style-name="T5">Example plugin class definition:</text:span></text:p>
      <text:p text:style-name="P5"/>
      <text:p text:style-name="P5"><text:span text:style-name="T5">#include &lt;QObject&gt;</text:span></text:p>
      <text:p text:style-name="P5"/>
      <text:p text:style-name="P5"><text:span text:style-name="T5">class FooShapePlugin : public QObject {</text:span></text:p>
      <text:p text:style-name="P5"><text:span text:style-name="T5"><text:s text:c="4"/>Q_OBJECT</text:span></text:p>
      <text:p text:style-name="P5"><text:span text:style-name="T5">public:</text:span></text:p>
      <text:p text:style-name="P5"><text:span text:style-name="T5"><text:s text:c="4"/>FooShapePlugin(QObject *parent, const QStringList&amp;);</text:span></text:p>
      <text:p text:style-name="P5"><text:span text:style-name="T5">};</text:span></text:p>
      <text:p text:style-name="P5"><text:span text:style-name="T5">Example plugin class implementation:</text:span></text:p>
      <text:p text:style-name="P5"/>
      <text:p text:style-name="P5"><text:span text:style-name="T5">#include "FooShapePlugin.h"</text:span></text:p>
      <text:p text:style-name="P5"><text:span text:style-name="T5">#include &lt;kgenericfactory.h&gt;</text:span></text:p>
      <text:p text:style-name="P5"/>
      <text:p text:style-name="P5"><text:span text:style-name="T5">K_EXPORT_COMPONENT_FACTORY(fooshapelibrary,</text:span></text:p>
      <text:p text:style-name="P5"><text:span text:style-name="T5"><text:s text:c="4"/>KGenericFactory&lt;FooShapePlugin&gt;( "FooPlugin" ) )</text:span></text:p>
      <text:p text:style-name="P5"/>
      <text:p text:style-name="P5"><text:span text:style-name="T5">FooShapePlugin::FooShapePlugin(QObject *parent, const QStringList&amp;)</text:span></text:p>
      <text:p text:style-name="P5"><text:span text:style-name="T5"><text:s text:c="4"/>: QObject(parent)</text:span></text:p>
      <text:p text:style-name="P5"><text:span text:style-name="T5">{</text:span></text:p>
      <text:p text:style-name="P5"><text:span text:style-name="T5"><text:s text:c="4"/>// register the shape's factory</text:span></text:p>
      <text:p text:style-name="P5"><text:span text:style-name="T5"><text:s text:c="4"/>KoShapeRegistry::instance()-&gt;add(</text:span></text:p>
      <text:p text:style-name="P5"><text:span text:style-name="T5"><text:s text:c="8"/>new KoFooShapeFactory( parent ) );</text:span></text:p>
      <text:p text:style-name="P5"><text:span text:style-name="T5"><text:s text:c="4"/>// we could register more things here in this same plugin.</text:span></text:p>
      <text:p text:style-name="P5"><text:span text:style-name="T5">}</text:span></text:p>
      <text:p text:style-name="P5"><text:span text:style-name="T5">#include "FooShapePlugin.moc"</text:span></text:p>
      <text:p text:style-name="P5"><text:span text:style-name="T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5"/>
      <text:p text:style-name="P5"><text:span text:style-name="T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5"/>
      <text:p text:style-name="P5"><text:span text:style-name="T5">Example fooshape.desktop file:</text:span></text:p>
      <text:p text:style-name="P5"/>
      <text:p text:style-name="P5"><text:span text:style-name="T5">[Desktop Entry]</text:span></text:p>
      <text:p text:style-name="P5"><text:span text:style-name="T5">Encoding=UTF-8</text:span></text:p>
      <text:p text:style-name="P5"><text:span text:style-name="T5">Name=Foo Shape</text:span></text:p>
      <text:p text:style-name="P5"><text:span text:style-name="T5">ServiceTypes=Calligra/Flake</text:span></text:p>
      <text:p text:style-name="P5"><text:span text:style-name="T5">Type=Service</text:span></text:p>
      <text:p text:style-name="P5"><text:span text:style-name="T5">X-KDE-Library=fooshapelibrary</text:span></text:p>
      <text:p text:style-name="P5"><text:span text:style-name="T5">X-Flake-Version=1</text:span></text:p>
      <text:p text:style-name="P5"><text:span text:style-name="T5">After installing that file in the KDE services directory and installing your plugin where the application can open it, your plugin is system wide known and can be loaded by Calligra.</text:span></text:p>
      <text:p text:style-name="P8"/>
      <text:h text:outline-level="1" text:style-name="P4"><text:span text:style-name="T15">Qtcreator<text:s/></text:span></text:h>
      <text:p text:style-name="P5"><text:span text:style-name="T10">C:\Qt\AStyle\bin\AStyle.exe</text:span></text:p>
      <text:p text:style-name="P5"><text:span text:style-name="T16">style=ansi</text:span></text:p>
      <text:p text:style-name="P6"><text:span text:style-name="T16">add-braces</text:span></text:p>
      <text:p text:style-name="P6"><text:span text:style-name="T16">indent-switches</text:span></text:p>
      <text:p text:style-name="P6"/>
      <text:h text:outline-level="2" text:style-name="P11"><text:span text:style-name="T17">遇到的设置问题</text:span></text:h>
      <text:h text:outline-level="3" text:style-name="P14"><text:span text:style-name="T18">调试速度</text:span></text:h>
      <text:p text:style-name="P5"><text:span text:style-name="T18">Options/Build&amp;Run/General: 取消Always deploy project before running it</text:span></text:p>
      <text:p text:style-name="P5"/>
      <text:h text:outline-level="3" text:style-name="P14"><text:span text:style-name="T19">配置修改问题</text:span></text:h>
      <text:p text:style-name="P5"><text:span text:style-name="T20">不要轻易修改 Options/Debugger/CDB: Use Python dumper 取消会出现无法调试问题，需要删除</text:span></text:p>
      <text:p text:style-name="P5"><text:span text:style-name="T20">C:\Users\admin\AppData\Roaming\QtProject 配置相关信息 【不知是否与本机安装过多个版本qtcreator】</text:span></text:p>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Enumerated_20List" style:display-name="Enumerated List" style:family="paragraph" style:list-style-name="L4">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A1" style:display-name="A1" style:family="paragraph">
      <style:text-properties fo:color="#000000" fo:font-family="Sans Serif" fo:font-size="12.000000000000000pt"/>
    </style:style>
    <style:style style:name="Head_201" style:default-outline-level="1" style:display-name="Head 1" style:family="paragraph" style:next-style-name="Standard">
      <style:text-properties fo:font-size="20.000000000000000pt" fo:font-weight="bold"/>
    </style:style>
    <style:style style:name="Contents_209" style:display-name="Contents 9" style:family="paragraph">
      <style:paragraph-properties fo:margin-left="64.000000000000000pt"/>
    </style:style>
    <style:style style:name="Bullet_20List" style:display-name="Bullet List" style:family="paragraph" style:list-style-name="L6">
      <style:text-properties fo:font-size="12.000000000000000pt"/>
    </style:style>
    <style:style style:name="Contents_2010" style:display-name="Contents 10" style:family="paragraph">
      <style:paragraph-properties fo:margin-left="72.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Bibliography_20techreport" style:display-name="Bibliography techreport" style:family="paragraph"/>
    <style:style style:name="Bibliography_20unpublished" style:display-name="Bibliography unpublished" style:family="paragraph"/>
    <style:style style:name="Bibliography_20phdthesis" style:display-name="Bibliography phdthesis" style:family="paragraph"/>
    <style:style style:name="Bibliography_20proceedings" style:display-name="Bibliography proceedings" style:family="paragraph"/>
    <style:style style:name="Bibliography_20mastersthesis" style:display-name="Bibliography mastersthesis" style:family="paragraph"/>
    <style:style style:name="Bibliography_20misc" style:display-name="Bibliography misc" style:family="paragraph"/>
    <style:style style:name="Bibliography_20journal" style:display-name="Bibliography journal" style:family="paragraph"/>
    <style:style style:name="Bibliography_20manual" style:display-name="Bibliography manual"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email" style:display-name="Bibliography email" style:family="paragraph"/>
    <style:style style:name="Bibliography_20inbook" style:display-name="Bibliography inbook" style:family="paragraph"/>
    <style:style style:name="Bibliography_20booklet" style:display-name="Bibliography booklet" style:family="paragraph"/>
    <style:style style:name="Bibliography_20conference" style:display-name="Bibliography conference" style:family="paragraph"/>
    <style:style style:name="Bibliography_20article" style:display-name="Bibliography article" style:family="paragraph"/>
    <style:style style:name="Bibliography_20book" style:display-name="Bibliography book" style:family="paragraph"/>
    <style:style style:name="Footnote" style:display-name="Footnote" style:family="paragraph" style:next-style-name=""/>
    <style:style style:name="Endnote" style:display-name="Endnote" style:family="paragraph" style:next-style-name=""/>
    <style:style style:name="Bibliography_20custom4" style:display-name="Bibliography custom4" style:family="paragraph"/>
    <style:style style:name="Bibliography_20custom5" style:display-name="Bibliography custom5" style:family="paragraph"/>
    <style:style style:name="Bibliography_20custom2" style:display-name="Bibliography custom2" style:family="paragraph"/>
    <style:style style:name="Bibliography_20custom3" style:display-name="Bibliography custom3" style:family="paragraph"/>
    <style:style style:name="Bibliography_20www" style:display-name="Bibliography www" style:family="paragraph"/>
    <style:style style:name="Bibliography_20custom1" style:display-name="Bibliography custom1" style:family="paragraph"/>
    <style:style style:name="Head_202" style:default-outline-level="2" style:display-name="Head 2" style:family="paragraph" style:next-style-name="Standard">
      <style:text-properties fo:font-size="16.000000000000000pt" fo:font-weight="bold"/>
    </style:style>
    <style:style style:name="Document_20Title" style:display-name="Document Title" style:family="paragraph" style:next-style-name="Standard">
      <style:paragraph-properties fo:text-align="center"/>
      <style:text-properties fo:font-size="24.000000000000000pt" fo:font-weight="bold"/>
    </style:style>
    <style:style style:name="Alphabetical_20List" style:display-name="Alphabetical List" style:family="paragraph" style:list-style-name="L5">
      <style:text-properties fo:font-size="12.000000000000000pt"/>
    </style:style>
    <style:style style:name="Standard" style:display-name="Standard" style:family="paragraph">
      <style:text-properties fo:font-size="12.000000000000000pt"/>
    </style:style>
    <style:style style:name="Endnote_20anchor" style:display-name="Endnote anchor" style:family="text">
      <style:text-properties style:text-position="super"/>
    </style:style>
    <style:style style:name="Endnote_20Symbol" style:display-name="Endnote Symbol" style:family="text"/>
    <style:style style:name="Footnote_20anchor" style:display-name="Footnote anchor" style:family="text">
      <style:text-properties style:text-position="super"/>
    </style:style>
    <style:style style:name="Footnote_20Symbol" style:display-name="Footnote Symbol" style:family="text"/>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28</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121</meta:editing-cycles>
    <dc:date>2021-07-12T15:56:40</dc:date>
    <meta:creation-date>2008-08-22T11:41:04</meta:creation-date>
  </office:meta>
</office:document-meta>
</file>